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udoku_evaluated" table:style-name="ta1">
        <table:shapes>
          <draw:frame draw:z-index="0" draw:style-name="gr1" draw:text-style-name="P1" svg:width="15.999cm" svg:height="8.999cm" svg:x="7.837cm" svg:y="0.1cm">
            <draw:object draw:notify-on-update-of-ranges="results_sudoku_evaluated.A1:results_sudoku_evaluated.A1 results_sudoku_evaluated.A2:results_sudoku_evaluated.A101 results_sudoku_evaluated.C1:results_sudoku_evaluated.C1 results_sudoku_evaluated.C2:results_sudoku_evaluated.C101 results_sudoku_evaluated.A1:results_sudoku_evaluated.A1 results_sudoku_evaluated.A2:results_sudoku_evaluated.A101 results_sudoku_evaluated.D1:results_sudoku_evaluated.D1 results_sudoku_evaluated.D2:results_sudoku_evaluated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2cm" svg:height="8.993cm" svg:x="8.583cm" svg:y="11.078cm">
            <draw:object draw:notify-on-update-of-ranges="results_sudoku_evaluated.B1:results_sudoku_evaluated.B1 results_sudoku_evaluated.B2:results_sudoku_evaluated.B101 results_sudoku_evaluated.C1:results_sudoku_evaluated.C1 results_sudoku_evaluated.C2:results_sudoku_evaluated.C101 results_sudoku_evaluated.B1:results_sudoku_evaluated.B1 results_sudoku_evaluated.B2:results_sudoku_evaluated.B101 results_sudoku_evaluated.D1:results_sudoku_evaluated.D1 results_sudoku_evaluated.D2:results_sudoku_evaluated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_TR</text:p>
          </table:table-cell>
          <table:table-cell office:value-type="string" calcext:value-type="string">
            <text:p>D_TO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cnf</text:p>
          </table:table-cell>
        </table:table-row>
        <table:table-row table:style-name="ro1">
          <table:table-cell office:value-type="float" office:value="0.9992" calcext:value-type="float">
            <text:p>0,999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839124" calcext:value-type="float">
            <text:p>1,839124</text:p>
          </table:table-cell>
          <table:table-cell office:value-type="float" office:value="6.135514" calcext:value-type="float">
            <text:p>6,135514</text:p>
          </table:table-cell>
        </table:table-row>
        <table:table-row table:style-name="ro1">
          <table:table-cell office:value-type="float" office:value="2.598" calcext:value-type="float">
            <text:p>2,598</text:p>
          </table:table-cell>
          <table:table-cell office:value-type="float" office:value="1.1547" calcext:value-type="float">
            <text:p>1,1547</text:p>
          </table:table-cell>
          <table:table-cell office:value-type="float" office:value="4.585094" calcext:value-type="float">
            <text:p>4,585094</text:p>
          </table:table-cell>
          <table:table-cell office:value-type="float" office:value="5.809524" calcext:value-type="float">
            <text:p>5,809524</text:p>
          </table:table-cell>
        </table:table-row>
        <table:table-row table:style-name="ro1">
          <table:table-cell office:value-type="float" office:value="1.0979" calcext:value-type="float">
            <text:p>1,0979</text:p>
          </table:table-cell>
          <table:table-cell office:value-type="float" office:value="0.7601" calcext:value-type="float">
            <text:p>0,7601</text:p>
          </table:table-cell>
          <table:table-cell office:value-type="float" office:value="1.938227" calcext:value-type="float">
            <text:p>1,938227</text:p>
          </table:table-cell>
          <table:table-cell office:value-type="float" office:value="5.774648" calcext:value-type="float">
            <text:p>5,774648</text:p>
          </table:table-cell>
        </table:table-row>
        <table:table-row table:style-name="ro1">
          <table:table-cell office:value-type="float" office:value="1.3535" calcext:value-type="float">
            <text:p>1,3535</text:p>
          </table:table-cell>
          <table:table-cell office:value-type="float" office:value="0.846" calcext:value-type="float">
            <text:p>0,846</text:p>
          </table:table-cell>
          <table:table-cell office:value-type="float" office:value="1.657076" calcext:value-type="float">
            <text:p>1,657076</text:p>
          </table:table-cell>
          <table:table-cell office:value-type="float" office:value="6.446078" calcext:value-type="float">
            <text:p>6,446078</text:p>
          </table:table-cell>
        </table:table-row>
        <table:table-row table:style-name="ro1">
          <table:table-cell office:value-type="float" office:value="1.1169" calcext:value-type="float">
            <text:p>1,1169</text:p>
          </table:table-cell>
          <table:table-cell office:value-type="float" office:value="0.6132" calcext:value-type="float">
            <text:p>0,6132</text:p>
          </table:table-cell>
          <table:table-cell office:value-type="float" office:value="1.514483" calcext:value-type="float">
            <text:p>1,514483</text:p>
          </table:table-cell>
          <table:table-cell office:value-type="float" office:value="5.338461" calcext:value-type="float">
            <text:p>5,338461</text:p>
          </table:table-cell>
        </table:table-row>
        <table:table-row table:style-name="ro1">
          <table:table-cell office:value-type="float" office:value="1.6847" calcext:value-type="float">
            <text:p>1,6847</text:p>
          </table:table-cell>
          <table:table-cell office:value-type="float" office:value="0.9827" calcext:value-type="float">
            <text:p>0,9827</text:p>
          </table:table-cell>
          <table:table-cell office:value-type="float" office:value="1.733959" calcext:value-type="float">
            <text:p>1,733959</text:p>
          </table:table-cell>
          <table:table-cell office:value-type="float" office:value="6.247787" calcext:value-type="float">
            <text:p>6,247787</text:p>
          </table:table-cell>
        </table:table-row>
        <table:table-row table:style-name="ro1">
          <table:table-cell office:value-type="float" office:value="1.1777" calcext:value-type="float">
            <text:p>1,1777</text:p>
          </table:table-cell>
          <table:table-cell office:value-type="float" office:value="0.8412" calcext:value-type="float">
            <text:p>0,8412</text:p>
          </table:table-cell>
          <table:table-cell office:value-type="float" office:value="1.593476" calcext:value-type="float">
            <text:p>1,593476</text:p>
          </table:table-cell>
          <table:table-cell office:value-type="float" office:value="7.063063" calcext:value-type="float">
            <text:p>7,063063</text:p>
          </table:table-cell>
        </table:table-row>
        <table:table-row table:style-name="ro1">
          <table:table-cell office:value-type="float" office:value="1.4509" calcext:value-type="float">
            <text:p>1,4509</text:p>
          </table:table-cell>
          <table:table-cell office:value-type="float" office:value="0.9462" calcext:value-type="float">
            <text:p>0,9462</text:p>
          </table:table-cell>
          <table:table-cell office:value-type="float" office:value="2.239863" calcext:value-type="float">
            <text:p>2,239863</text:p>
          </table:table-cell>
          <table:table-cell office:value-type="float" office:value="6.813131" calcext:value-type="float">
            <text:p>6,813131</text:p>
          </table:table-cell>
        </table:table-row>
        <table:table-row table:style-name="ro1">
          <table:table-cell office:value-type="float" office:value="1.658" calcext:value-type="float">
            <text:p>1,658</text:p>
          </table:table-cell>
          <table:table-cell office:value-type="float" office:value="1.1606" calcext:value-type="float">
            <text:p>1,1606</text:p>
          </table:table-cell>
          <table:table-cell office:value-type="float" office:value="2.798075" calcext:value-type="float">
            <text:p>2,798075</text:p>
          </table:table-cell>
          <table:table-cell office:value-type="float" office:value="6.023585" calcext:value-type="float">
            <text:p>6,023585</text:p>
          </table:table-cell>
        </table:table-row>
        <table:table-row table:style-name="ro1">
          <table:table-cell office:value-type="float" office:value="0.9049" calcext:value-type="float">
            <text:p>0,9049</text:p>
          </table:table-cell>
          <table:table-cell office:value-type="float" office:value="0.6787" calcext:value-type="float">
            <text:p>0,6787</text:p>
          </table:table-cell>
          <table:table-cell office:value-type="float" office:value="1.619253" calcext:value-type="float">
            <text:p>1,619253</text:p>
          </table:table-cell>
          <table:table-cell office:value-type="float" office:value="6.138393" calcext:value-type="float">
            <text:p>6,138393</text:p>
          </table:table-cell>
        </table:table-row>
        <table:table-row table:style-name="ro1">
          <table:table-cell office:value-type="float" office:value="1.354" calcext:value-type="float">
            <text:p>1,354</text:p>
          </table:table-cell>
          <table:table-cell office:value-type="float" office:value="0.7812" calcext:value-type="float">
            <text:p>0,7812</text:p>
          </table:table-cell>
          <table:table-cell office:value-type="float" office:value="1.62036" calcext:value-type="float">
            <text:p>1,62036</text:p>
          </table:table-cell>
          <table:table-cell office:value-type="float" office:value="5.708134" calcext:value-type="float">
            <text:p>5,708134</text:p>
          </table:table-cell>
        </table:table-row>
        <table:table-row table:style-name="ro1">
          <table:table-cell office:value-type="float" office:value="1.5726" calcext:value-type="float">
            <text:p>1,5726</text:p>
          </table:table-cell>
          <table:table-cell office:value-type="float" office:value="0.8237" calcext:value-type="float">
            <text:p>0,8237</text:p>
          </table:table-cell>
          <table:table-cell office:value-type="float" office:value="1.943473" calcext:value-type="float">
            <text:p>1,943473</text:p>
          </table:table-cell>
          <table:table-cell office:value-type="float" office:value="5.916667" calcext:value-type="float">
            <text:p>5,916667</text:p>
          </table:table-cell>
        </table:table-row>
        <table:table-row table:style-name="ro1">
          <table:table-cell office:value-type="float" office:value="1.111" calcext:value-type="float">
            <text:p>1,111</text:p>
          </table:table-cell>
          <table:table-cell office:value-type="float" office:value="0.787" calcext:value-type="float">
            <text:p>0,787</text:p>
          </table:table-cell>
          <table:table-cell office:value-type="float" office:value="1.744291" calcext:value-type="float">
            <text:p>1,744291</text:p>
          </table:table-cell>
          <table:table-cell office:value-type="float" office:value="5.994898" calcext:value-type="float">
            <text:p>5,994898</text:p>
          </table:table-cell>
        </table:table-row>
        <table:table-row table:style-name="ro1">
          <table:table-cell office:value-type="float" office:value="1.3223" calcext:value-type="float">
            <text:p>1,3223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76796" calcext:value-type="float">
            <text:p>1,76796</text:p>
          </table:table-cell>
          <table:table-cell office:value-type="float" office:value="5.954315" calcext:value-type="float">
            <text:p>5,954315</text:p>
          </table:table-cell>
        </table:table-row>
        <table:table-row table:style-name="ro1">
          <table:table-cell office:value-type="float" office:value="0.9369" calcext:value-type="float">
            <text:p>0,9369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973098" calcext:value-type="float">
            <text:p>1,973098</text:p>
          </table:table-cell>
          <table:table-cell office:value-type="float" office:value="6.638393" calcext:value-type="float">
            <text:p>6,638393</text:p>
          </table:table-cell>
        </table:table-row>
        <table:table-row table:style-name="ro1">
          <table:table-cell office:value-type="float" office:value="1.152" calcext:value-type="float">
            <text:p>1,152</text:p>
          </table:table-cell>
          <table:table-cell office:value-type="float" office:value="0.864" calcext:value-type="float">
            <text:p>0,864</text:p>
          </table:table-cell>
          <table:table-cell office:value-type="float" office:value="1.686912" calcext:value-type="float">
            <text:p>1,686912</text:p>
          </table:table-cell>
          <table:table-cell office:value-type="float" office:value="6.511312" calcext:value-type="float">
            <text:p>6,511312</text:p>
          </table:table-cell>
        </table:table-row>
        <table:table-row table:style-name="ro1">
          <table:table-cell office:value-type="float" office:value="1.0336" calcext:value-type="float">
            <text:p>1,0336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593581" calcext:value-type="float">
            <text:p>1,593581</text:p>
          </table:table-cell>
          <table:table-cell office:value-type="float" office:value="5.808824" calcext:value-type="float">
            <text:p>5,808824</text:p>
          </table:table-cell>
        </table:table-row>
        <table:table-row table:style-name="ro1">
          <table:table-cell office:value-type="float" office:value="1.3646" calcext:value-type="float">
            <text:p>1,3646</text:p>
          </table:table-cell>
          <table:table-cell office:value-type="float" office:value="0.9097" calcext:value-type="float">
            <text:p>0,9097</text:p>
          </table:table-cell>
          <table:table-cell office:value-type="float" office:value="1.874654" calcext:value-type="float">
            <text:p>1,874654</text:p>
          </table:table-cell>
          <table:table-cell office:value-type="float" office:value="6.195745" calcext:value-type="float">
            <text:p>6,195745</text:p>
          </table:table-cell>
        </table:table-row>
        <table:table-row table:style-name="ro1">
          <table:table-cell office:value-type="float" office:value="1.3477" calcext:value-type="float">
            <text:p>1,3477</text:p>
          </table:table-cell>
          <table:table-cell office:value-type="float" office:value="0.8985" calcext:value-type="float">
            <text:p>0,8985</text:p>
          </table:table-cell>
          <table:table-cell office:value-type="float" office:value="1.751592" calcext:value-type="float">
            <text:p>1,751592</text:p>
          </table:table-cell>
          <table:table-cell office:value-type="float" office:value="6.115741" calcext:value-type="float">
            <text:p>6,115741</text:p>
          </table:table-cell>
        </table:table-row>
        <table:table-row table:style-name="ro1">
          <table:table-cell office:value-type="float" office:value="1.1855" calcext:value-type="float">
            <text:p>1,1855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545479" calcext:value-type="float">
            <text:p>1,545479</text:p>
          </table:table-cell>
          <table:table-cell office:value-type="float" office:value="5.923077" calcext:value-type="float">
            <text:p>5,923077</text:p>
          </table:table-cell>
        </table:table-row>
        <table:table-row table:style-name="ro1">
          <table:table-cell office:value-type="float" office:value="1.1927" calcext:value-type="float">
            <text:p>1,1927</text:p>
          </table:table-cell>
          <table:table-cell office:value-type="float" office:value="0.759" calcext:value-type="float">
            <text:p>0,759</text:p>
          </table:table-cell>
          <table:table-cell office:value-type="float" office:value="1.729979" calcext:value-type="float">
            <text:p>1,729979</text:p>
          </table:table-cell>
          <table:table-cell office:value-type="float" office:value="5.855721" calcext:value-type="float">
            <text:p>5,855721</text:p>
          </table:table-cell>
        </table:table-row>
        <table:table-row table:style-name="ro1">
          <table:table-cell office:value-type="float" office:value="1.2172" calcext:value-type="float">
            <text:p>1,2172</text:p>
          </table:table-cell>
          <table:table-cell office:value-type="float" office:value="0.6955" calcext:value-type="float">
            <text:p>0,6955</text:p>
          </table:table-cell>
          <table:table-cell office:value-type="float" office:value="1.568516" calcext:value-type="float">
            <text:p>1,568516</text:p>
          </table:table-cell>
          <table:table-cell office:value-type="float" office:value="6.603448" calcext:value-type="float">
            <text:p>6,603448</text:p>
          </table:table-cell>
        </table:table-row>
        <table:table-row table:style-name="ro1">
          <table:table-cell office:value-type="float" office:value="1.0866" calcext:value-type="float">
            <text:p>1,0866</text:p>
          </table:table-cell>
          <table:table-cell office:value-type="float" office:value="0.7105" calcext:value-type="float">
            <text:p>0,7105</text:p>
          </table:table-cell>
          <table:table-cell office:value-type="float" office:value="1.642368" calcext:value-type="float">
            <text:p>1,642368</text:p>
          </table:table-cell>
          <table:table-cell office:value-type="float" office:value="6.631179" calcext:value-type="float">
            <text:p>6,631179</text:p>
          </table:table-cell>
        </table:table-row>
        <table:table-row table:style-name="ro1">
          <table:table-cell office:value-type="float" office:value="1.2272" calcext:value-type="float">
            <text:p>1,2272</text:p>
          </table:table-cell>
          <table:table-cell office:value-type="float" office:value="0.8591" calcext:value-type="float">
            <text:p>0,8591</text:p>
          </table:table-cell>
          <table:table-cell office:value-type="float" office:value="1.577424" calcext:value-type="float">
            <text:p>1,577424</text:p>
          </table:table-cell>
          <table:table-cell office:value-type="float" office:value="5.531401" calcext:value-type="float">
            <text:p>5,531401</text:p>
          </table:table-cell>
        </table:table-row>
        <table:table-row table:style-name="ro1">
          <table:table-cell office:value-type="float" office:value="1.0091" calcext:value-type="float">
            <text:p>1,0091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585806" calcext:value-type="float">
            <text:p>1,585806</text:p>
          </table:table-cell>
          <table:table-cell office:value-type="float" office:value="5.929245" calcext:value-type="float">
            <text:p>5,929245</text:p>
          </table:table-cell>
        </table:table-row>
        <table:table-row table:style-name="ro1">
          <table:table-cell office:value-type="float" office:value="1.1967" calcext:value-type="float">
            <text:p>1,1967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0579" calcext:value-type="float">
            <text:p>1,910579</text:p>
          </table:table-cell>
          <table:table-cell office:value-type="float" office:value="5.916667" calcext:value-type="float">
            <text:p>5,916667</text:p>
          </table:table-cell>
        </table:table-row>
        <table:table-row table:style-name="ro1">
          <table:table-cell office:value-type="float" office:value="1.2737" calcext:value-type="float">
            <text:p>1,2737</text:p>
          </table:table-cell>
          <table:table-cell office:value-type="float" office:value="0.8916" calcext:value-type="float">
            <text:p>0,8916</text:p>
          </table:table-cell>
          <table:table-cell office:value-type="float" office:value="1.757602" calcext:value-type="float">
            <text:p>1,757602</text:p>
          </table:table-cell>
          <table:table-cell office:value-type="float" office:value="5.517544" calcext:value-type="float">
            <text:p>5,517544</text:p>
          </table:table-cell>
        </table:table-row>
        <table:table-row table:style-name="ro1">
          <table:table-cell office:value-type="float" office:value="0.976" calcext:value-type="float">
            <text:p>0,976</text:p>
          </table:table-cell>
          <table:table-cell office:value-type="float" office:value="0.679" calcext:value-type="float">
            <text:p>0,679</text:p>
          </table:table-cell>
          <table:table-cell office:value-type="float" office:value="1.903621" calcext:value-type="float">
            <text:p>1,903621</text:p>
          </table:table-cell>
          <table:table-cell office:value-type="float" office:value="5.959821" calcext:value-type="float">
            <text:p>5,959821</text:p>
          </table:table-cell>
        </table:table-row>
        <table:table-row table:style-name="ro1">
          <table:table-cell office:value-type="float" office:value="1.6145" calcext:value-type="float">
            <text:p>1,6145</text:p>
          </table:table-cell>
          <table:table-cell office:value-type="float" office:value="0.8806" calcext:value-type="float">
            <text:p>0,8806</text:p>
          </table:table-cell>
          <table:table-cell office:value-type="float" office:value="1.800406" calcext:value-type="float">
            <text:p>1,800406</text:p>
          </table:table-cell>
          <table:table-cell office:value-type="float" office:value="5.440414" calcext:value-type="float">
            <text:p>5,440414</text:p>
          </table:table-cell>
        </table:table-row>
        <table:table-row table:style-name="ro1">
          <table:table-cell office:value-type="float" office:value="1.0799" calcext:value-type="float">
            <text:p>1,0799</text:p>
          </table:table-cell>
          <table:table-cell office:value-type="float" office:value="0.7512" calcext:value-type="float">
            <text:p>0,7512</text:p>
          </table:table-cell>
          <table:table-cell office:value-type="float" office:value="1.627318" calcext:value-type="float">
            <text:p>1,627318</text:p>
          </table:table-cell>
          <table:table-cell office:value-type="float" office:value="5.894273" calcext:value-type="float">
            <text:p>5,894273</text:p>
          </table:table-cell>
        </table:table-row>
        <table:table-row table:style-name="ro1">
          <table:table-cell office:value-type="float" office:value="0.9482" calcext:value-type="float">
            <text:p>0,9482</text:p>
          </table:table-cell>
          <table:table-cell office:value-type="float" office:value="0.6896" calcext:value-type="float">
            <text:p>0,6896</text:p>
          </table:table-cell>
          <table:table-cell office:value-type="float" office:value="1.844343" calcext:value-type="float">
            <text:p>1,844343</text:p>
          </table:table-cell>
          <table:table-cell office:value-type="float" office:value="6.312757" calcext:value-type="float">
            <text:p>6,312757</text:p>
          </table:table-cell>
        </table:table-row>
        <table:table-row table:style-name="ro1">
          <table:table-cell office:value-type="float" office:value="1.0691" calcext:value-type="float">
            <text:p>1,0691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757707" calcext:value-type="float">
            <text:p>1,757707</text:p>
          </table:table-cell>
          <table:table-cell office:value-type="float" office:value="5.179487" calcext:value-type="float">
            <text:p>5,179487</text:p>
          </table:table-cell>
        </table:table-row>
        <table:table-row table:style-name="ro1">
          <table:table-cell office:value-type="float" office:value="1.2789" calcext:value-type="float">
            <text:p>1,2789</text:p>
          </table:table-cell>
          <table:table-cell office:value-type="float" office:value="0.7785" calcext:value-type="float">
            <text:p>0,7785</text:p>
          </table:table-cell>
          <table:table-cell office:value-type="float" office:value="1.683169" calcext:value-type="float">
            <text:p>1,683169</text:p>
          </table:table-cell>
          <table:table-cell office:value-type="float" office:value="5.774648" calcext:value-type="float">
            <text:p>5,774648</text:p>
          </table:table-cell>
        </table:table-row>
        <table:table-row table:style-name="ro1">
          <table:table-cell office:value-type="float" office:value="1.0011" calcext:value-type="float">
            <text:p>1,0011</text:p>
          </table:table-cell>
          <table:table-cell office:value-type="float" office:value="0.7008" calcext:value-type="float">
            <text:p>0,7008</text:p>
          </table:table-cell>
          <table:table-cell office:value-type="float" office:value="1.498511" calcext:value-type="float">
            <text:p>1,498511</text:p>
          </table:table-cell>
          <table:table-cell office:value-type="float" office:value="6.124424" calcext:value-type="float">
            <text:p>6,124424</text:p>
          </table:table-cell>
        </table:table-row>
        <table:table-row table:style-name="ro1">
          <table:table-cell office:value-type="float" office:value="1.0247" calcext:value-type="float">
            <text:p>1,0247</text:p>
          </table:table-cell>
          <table:table-cell office:value-type="float" office:value="0.8197" calcext:value-type="float">
            <text:p>0,8197</text:p>
          </table:table-cell>
          <table:table-cell office:value-type="float" office:value="1.699221" calcext:value-type="float">
            <text:p>1,699221</text:p>
          </table:table-cell>
          <table:table-cell office:value-type="float" office:value="6.084507" calcext:value-type="float">
            <text:p>6,084507</text:p>
          </table:table-cell>
        </table:table-row>
        <table:table-row table:style-name="ro1">
          <table:table-cell office:value-type="float" office:value="1.2065" calcext:value-type="float">
            <text:p>1,2065</text:p>
          </table:table-cell>
          <table:table-cell office:value-type="float" office:value="0.8226" calcext:value-type="float">
            <text:p>0,8226</text:p>
          </table:table-cell>
          <table:table-cell office:value-type="float" office:value="1.748113" calcext:value-type="float">
            <text:p>1,748113</text:p>
          </table:table-cell>
          <table:table-cell office:value-type="float" office:value="6.029412" calcext:value-type="float">
            <text:p>6,029412</text:p>
          </table:table-cell>
        </table:table-row>
        <table:table-row table:style-name="ro1">
          <table:table-cell office:value-type="float" office:value="1.4549" calcext:value-type="float">
            <text:p>1,4549</text:p>
          </table:table-cell>
          <table:table-cell office:value-type="float" office:value="0.8597" calcext:value-type="float">
            <text:p>0,8597</text:p>
          </table:table-cell>
          <table:table-cell office:value-type="float" office:value="1.672732" calcext:value-type="float">
            <text:p>1,672732</text:p>
          </table:table-cell>
          <table:table-cell office:value-type="float" office:value="6.099138" calcext:value-type="float">
            <text:p>6,099138</text:p>
          </table:table-cell>
        </table:table-row>
        <table:table-row table:style-name="ro1">
          <table:table-cell office:value-type="float" office:value="1.0535" calcext:value-type="float">
            <text:p>1,0535</text:p>
          </table:table-cell>
          <table:table-cell office:value-type="float" office:value="0.6848" calcext:value-type="float">
            <text:p>0,6848</text:p>
          </table:table-cell>
          <table:table-cell office:value-type="float" office:value="1.901064" calcext:value-type="float">
            <text:p>1,901064</text:p>
          </table:table-cell>
          <table:table-cell office:value-type="float" office:value="5.902655" calcext:value-type="float">
            <text:p>5,902655</text:p>
          </table:table-cell>
        </table:table-row>
        <table:table-row table:style-name="ro1">
          <table:table-cell office:value-type="float" office:value="1.7585" calcext:value-type="float">
            <text:p>1,7585</text:p>
          </table:table-cell>
          <table:table-cell office:value-type="float" office:value="0.8206" calcext:value-type="float">
            <text:p>0,8206</text:p>
          </table:table-cell>
          <table:table-cell office:value-type="float" office:value="1.65929" calcext:value-type="float">
            <text:p>1,65929</text:p>
          </table:table-cell>
          <table:table-cell office:value-type="float" office:value="6.034782" calcext:value-type="float">
            <text:p>6,034782</text:p>
          </table:table-cell>
        </table:table-row>
        <table:table-row table:style-name="ro1">
          <table:table-cell office:value-type="float" office:value="1.4113" calcext:value-type="float">
            <text:p>1,4113</text:p>
          </table:table-cell>
          <table:table-cell office:value-type="float" office:value="0.73" calcext:value-type="float">
            <text:p>0,73</text:p>
          </table:table-cell>
          <table:table-cell office:value-type="float" office:value="1.542843" calcext:value-type="float">
            <text:p>1,542843</text:p>
          </table:table-cell>
          <table:table-cell office:value-type="float" office:value="6.228724" calcext:value-type="float">
            <text:p>6,228724</text:p>
          </table:table-cell>
        </table:table-row>
        <table:table-row table:style-name="ro1">
          <table:table-cell office:value-type="float" office:value="1.234" calcext:value-type="float">
            <text:p>1,234</text:p>
          </table:table-cell>
          <table:table-cell office:value-type="float" office:value="0.7853" calcext:value-type="float">
            <text:p>0,7853</text:p>
          </table:table-cell>
          <table:table-cell office:value-type="float" office:value="1.910368" calcext:value-type="float">
            <text:p>1,910368</text:p>
          </table:table-cell>
          <table:table-cell office:value-type="float" office:value="6.075949" calcext:value-type="float">
            <text:p>6,075949</text:p>
          </table:table-cell>
        </table:table-row>
        <table:table-row table:style-name="ro1">
          <table:table-cell office:value-type="float" office:value="0.9995" calcext:value-type="float">
            <text:p>0,9995</text:p>
          </table:table-cell>
          <table:table-cell office:value-type="float" office:value="0.6313" calcext:value-type="float">
            <text:p>0,6313</text:p>
          </table:table-cell>
          <table:table-cell office:value-type="float" office:value="1.870411" calcext:value-type="float">
            <text:p>1,870411</text:p>
          </table:table-cell>
          <table:table-cell office:value-type="float" office:value="5.940639" calcext:value-type="float">
            <text:p>5,940639</text:p>
          </table:table-cell>
        </table:table-row>
        <table:table-row table:style-name="ro1">
          <table:table-cell office:value-type="float" office:value="1.925" calcext:value-type="float">
            <text:p>1,925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641894" calcext:value-type="float">
            <text:p>1,641894</text:p>
          </table:table-cell>
          <table:table-cell office:value-type="float" office:value="6.073394" calcext:value-type="float">
            <text:p>6,073394</text:p>
          </table:table-cell>
        </table:table-row>
        <table:table-row table:style-name="ro1">
          <table:table-cell office:value-type="float" office:value="1.8381" calcext:value-type="float">
            <text:p>1,8381</text:p>
          </table:table-cell>
          <table:table-cell office:value-type="float" office:value="1.1488" calcext:value-type="float">
            <text:p>1,1488</text:p>
          </table:table-cell>
          <table:table-cell office:value-type="float" office:value="1.720886" calcext:value-type="float">
            <text:p>1,720886</text:p>
          </table:table-cell>
          <table:table-cell office:value-type="float" office:value="7.054167" calcext:value-type="float">
            <text:p>7,054167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1.833774" calcext:value-type="float">
            <text:p>1,833774</text:p>
          </table:table-cell>
          <table:table-cell office:value-type="float" office:value="6.433884" calcext:value-type="float">
            <text:p>6,433884</text:p>
          </table:table-cell>
        </table:table-row>
        <table:table-row table:style-name="ro1">
          <table:table-cell office:value-type="float" office:value="1.1778" calcext:value-type="float">
            <text:p>1,1778</text:p>
          </table:table-cell>
          <table:table-cell office:value-type="float" office:value="0.7416" calcext:value-type="float">
            <text:p>0,7416</text:p>
          </table:table-cell>
          <table:table-cell office:value-type="float" office:value="1.734513" calcext:value-type="float">
            <text:p>1,734513</text:p>
          </table:table-cell>
          <table:table-cell office:value-type="float" office:value="6.327273" calcext:value-type="float">
            <text:p>6,327273</text:p>
          </table:table-cell>
        </table:table-row>
        <table:table-row table:style-name="ro1">
          <table:table-cell office:value-type="float" office:value="0.8371" calcext:value-type="float">
            <text:p>0,8371</text:p>
          </table:table-cell>
          <table:table-cell office:value-type="float" office:value="0.6777" calcext:value-type="float">
            <text:p>0,6777</text:p>
          </table:table-cell>
          <table:table-cell office:value-type="float" office:value="1.639021" calcext:value-type="float">
            <text:p>1,639021</text:p>
          </table:table-cell>
          <table:table-cell office:value-type="float" office:value="6.380753" calcext:value-type="float">
            <text:p>6,380753</text:p>
          </table:table-cell>
        </table:table-row>
        <table:table-row table:style-name="ro1">
          <table:table-cell office:value-type="float" office:value="1.6864" calcext:value-type="float">
            <text:p>1,6864</text:p>
          </table:table-cell>
          <table:table-cell office:value-type="float" office:value="0.9081" calcext:value-type="float">
            <text:p>0,9081</text:p>
          </table:table-cell>
          <table:table-cell office:value-type="float" office:value="3.042011" calcext:value-type="float">
            <text:p>3,042011</text:p>
          </table:table-cell>
          <table:table-cell office:value-type="float" office:value="5.624365" calcext:value-type="float">
            <text:p>5,624365</text:p>
          </table:table-cell>
        </table:table-row>
        <table:table-row table:style-name="ro1">
          <table:table-cell office:value-type="float" office:value="1.0332" calcext:value-type="float">
            <text:p>1,0332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716221" calcext:value-type="float">
            <text:p>1,716221</text:p>
          </table:table-cell>
          <table:table-cell office:value-type="float" office:value="6.297521" calcext:value-type="float">
            <text:p>6,297521</text:p>
          </table:table-cell>
        </table:table-row>
        <table:table-row table:style-name="ro1">
          <table:table-cell office:value-type="float" office:value="0.9506" calcext:value-type="float">
            <text:p>0,9506</text:p>
          </table:table-cell>
          <table:table-cell office:value-type="float" office:value="0.7345" calcext:value-type="float">
            <text:p>0,7345</text:p>
          </table:table-cell>
          <table:table-cell office:value-type="float" office:value="1.991258" calcext:value-type="float">
            <text:p>1,991258</text:p>
          </table:table-cell>
          <table:table-cell office:value-type="float" office:value="5.187845" calcext:value-type="float">
            <text:p>5,187845</text:p>
          </table:table-cell>
        </table:table-row>
        <table:table-row table:style-name="ro1">
          <table:table-cell office:value-type="float" office:value="1.1205" calcext:value-type="float">
            <text:p>1,1205</text:p>
          </table:table-cell>
          <table:table-cell office:value-type="float" office:value="0.8003" calcext:value-type="float">
            <text:p>0,8003</text:p>
          </table:table-cell>
          <table:table-cell office:value-type="float" office:value="1.820832" calcext:value-type="float">
            <text:p>1,820832</text:p>
          </table:table-cell>
          <table:table-cell office:value-type="float" office:value="6.518072" calcext:value-type="float">
            <text:p>6,518072</text:p>
          </table:table-cell>
        </table:table-row>
        <table:table-row table:style-name="ro1">
          <table:table-cell office:value-type="float" office:value="1.2614" calcext:value-type="float">
            <text:p>1,2614</text:p>
          </table:table-cell>
          <table:table-cell office:value-type="float" office:value="0.7277" calcext:value-type="float">
            <text:p>0,7277</text:p>
          </table:table-cell>
          <table:table-cell office:value-type="float" office:value="1.816299" calcext:value-type="float">
            <text:p>1,816299</text:p>
          </table:table-cell>
          <table:table-cell office:value-type="float" office:value="6.395745" calcext:value-type="float">
            <text:p>6,395745</text:p>
          </table:table-cell>
        </table:table-row>
        <table:table-row table:style-name="ro1">
          <table:table-cell office:value-type="float" office:value="1.1096" calcext:value-type="float">
            <text:p>1,1096</text:p>
          </table:table-cell>
          <table:table-cell office:value-type="float" office:value="0.6473" calcext:value-type="float">
            <text:p>0,6473</text:p>
          </table:table-cell>
          <table:table-cell office:value-type="float" office:value="1.674919" calcext:value-type="float">
            <text:p>1,674919</text:p>
          </table:table-cell>
          <table:table-cell office:value-type="float" office:value="6.126316" calcext:value-type="float">
            <text:p>6,126316</text:p>
          </table:table-cell>
        </table:table-row>
        <table:table-row table:style-name="ro1">
          <table:table-cell office:value-type="float" office:value="1.0025" calcext:value-type="float">
            <text:p>1,0025</text:p>
          </table:table-cell>
          <table:table-cell office:value-type="float" office:value="0.5783" calcext:value-type="float">
            <text:p>0,5783</text:p>
          </table:table-cell>
          <table:table-cell office:value-type="float" office:value="1.862003" calcext:value-type="float">
            <text:p>1,862003</text:p>
          </table:table-cell>
          <table:table-cell office:value-type="float" office:value="6.139535" calcext:value-type="float">
            <text:p>6,139535</text:p>
          </table:table-cell>
        </table:table-row>
        <table:table-row table:style-name="ro1">
          <table:table-cell office:value-type="float" office:value="1.7029" calcext:value-type="float">
            <text:p>1,7029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876315" calcext:value-type="float">
            <text:p>1,876315</text:p>
          </table:table-cell>
          <table:table-cell office:value-type="float" office:value="5.598985" calcext:value-type="float">
            <text:p>5,598985</text:p>
          </table:table-cell>
        </table:table-row>
        <table:table-row table:style-name="ro1">
          <table:table-cell office:value-type="float" office:value="1.221" calcext:value-type="float">
            <text:p>1,221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640866" calcext:value-type="float">
            <text:p>1,640866</text:p>
          </table:table-cell>
          <table:table-cell office:value-type="float" office:value="5.730769" calcext:value-type="float">
            <text:p>5,730769</text:p>
          </table:table-cell>
        </table:table-row>
        <table:table-row table:style-name="ro1">
          <table:table-cell office:value-type="float" office:value="1.9567" calcext:value-type="float">
            <text:p>1,9567</text:p>
          </table:table-cell>
          <table:table-cell office:value-type="float" office:value="0.7174" calcext:value-type="float">
            <text:p>0,7174</text:p>
          </table:table-cell>
          <table:table-cell office:value-type="float" office:value="2.242113" calcext:value-type="float">
            <text:p>2,242113</text:p>
          </table:table-cell>
          <table:table-cell office:value-type="float" office:value="6.230769" calcext:value-type="float">
            <text:p>6,230769</text:p>
          </table:table-cell>
        </table:table-row>
        <table:table-row table:style-name="ro1">
          <table:table-cell office:value-type="float" office:value="1.1641" calcext:value-type="float">
            <text:p>1,1641</text:p>
          </table:table-cell>
          <table:table-cell office:value-type="float" office:value="0.7965" calcext:value-type="float">
            <text:p>0,7965</text:p>
          </table:table-cell>
          <table:table-cell office:value-type="float" office:value="1.777185" calcext:value-type="float">
            <text:p>1,777185</text:p>
          </table:table-cell>
          <table:table-cell office:value-type="float" office:value="5.638009" calcext:value-type="float">
            <text:p>5,638009</text:p>
          </table:table-cell>
        </table:table-row>
        <table:table-row table:style-name="ro1">
          <table:table-cell office:value-type="float" office:value="1.1947" calcext:value-type="float">
            <text:p>1,1947</text:p>
          </table:table-cell>
          <table:table-cell office:value-type="float" office:value="0.6106" calcext:value-type="float">
            <text:p>0,6106</text:p>
          </table:table-cell>
          <table:table-cell office:value-type="float" office:value="1.671098" calcext:value-type="float">
            <text:p>1,671098</text:p>
          </table:table-cell>
          <table:table-cell office:value-type="float" office:value="5.772277" calcext:value-type="float">
            <text:p>5,772277</text:p>
          </table:table-cell>
        </table:table-row>
        <table:table-row table:style-name="ro1">
          <table:table-cell office:value-type="float" office:value="1.1185" calcext:value-type="float">
            <text:p>1,1185</text:p>
          </table:table-cell>
          <table:table-cell office:value-type="float" office:value="0.7923" calcext:value-type="float">
            <text:p>0,7923</text:p>
          </table:table-cell>
          <table:table-cell office:value-type="float" office:value="1.808629" calcext:value-type="float">
            <text:p>1,808629</text:p>
          </table:table-cell>
          <table:table-cell office:value-type="float" office:value="5.902326" calcext:value-type="float">
            <text:p>5,902326</text:p>
          </table:table-cell>
        </table:table-row>
        <table:table-row table:style-name="ro1">
          <table:table-cell office:value-type="float" office:value="1.068" calcext:value-type="float">
            <text:p>1,068</text:p>
          </table:table-cell>
          <table:table-cell office:value-type="float" office:value="0.7476" calcext:value-type="float">
            <text:p>0,7476</text:p>
          </table:table-cell>
          <table:table-cell office:value-type="float" office:value="1.747481" calcext:value-type="float">
            <text:p>1,747481</text:p>
          </table:table-cell>
          <table:table-cell office:value-type="float" office:value="6.204545" calcext:value-type="float">
            <text:p>6,204545</text:p>
          </table:table-cell>
        </table:table-row>
        <table:table-row table:style-name="ro1">
          <table:table-cell office:value-type="float" office:value="1.2198" calcext:value-type="float">
            <text:p>1,2198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762056" calcext:value-type="float">
            <text:p>1,762056</text:p>
          </table:table-cell>
          <table:table-cell office:value-type="float" office:value="5.630542" calcext:value-type="float">
            <text:p>5,630542</text:p>
          </table:table-cell>
        </table:table-row>
        <table:table-row table:style-name="ro1">
          <table:table-cell office:value-type="float" office:value="1.966" calcext:value-type="float">
            <text:p>1,966</text:p>
          </table:table-cell>
          <table:table-cell office:value-type="float" office:value="1.0147" calcext:value-type="float">
            <text:p>1,0147</text:p>
          </table:table-cell>
          <table:table-cell office:value-type="float" office:value="1.839994" calcext:value-type="float">
            <text:p>1,839994</text:p>
          </table:table-cell>
          <table:table-cell office:value-type="float" office:value="6.013825" calcext:value-type="float">
            <text:p>6,013825</text:p>
          </table:table-cell>
        </table:table-row>
        <table:table-row table:style-name="ro1">
          <table:table-cell office:value-type="float" office:value="1.0032" calcext:value-type="float">
            <text:p>1,0032</text:p>
          </table:table-cell>
          <table:table-cell office:value-type="float" office:value="0.6979" calcext:value-type="float">
            <text:p>0,6979</text:p>
          </table:table-cell>
          <table:table-cell office:value-type="float" office:value="1.583012" calcext:value-type="float">
            <text:p>1,583012</text:p>
          </table:table-cell>
          <table:table-cell office:value-type="float" office:value="5.544117" calcext:value-type="float">
            <text:p>5,544117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592817" calcext:value-type="float">
            <text:p>1,592817</text:p>
          </table:table-cell>
          <table:table-cell office:value-type="float" office:value="6.317307" calcext:value-type="float">
            <text:p>6,317307</text:p>
          </table:table-cell>
        </table:table-row>
        <table:table-row table:style-name="ro1">
          <table:table-cell office:value-type="float" office:value="1.2291" calcext:value-type="float">
            <text:p>1,2291</text:p>
          </table:table-cell>
          <table:table-cell office:value-type="float" office:value="0.8649" calcext:value-type="float">
            <text:p>0,8649</text:p>
          </table:table-cell>
          <table:table-cell office:value-type="float" office:value="1.85457" calcext:value-type="float">
            <text:p>1,85457</text:p>
          </table:table-cell>
          <table:table-cell office:value-type="float" office:value="6.105991" calcext:value-type="float">
            <text:p>6,105991</text:p>
          </table:table-cell>
        </table:table-row>
        <table:table-row table:style-name="ro1">
          <table:table-cell office:value-type="float" office:value="2.3563" calcext:value-type="float">
            <text:p>2,3563</text:p>
          </table:table-cell>
          <table:table-cell office:value-type="float" office:value="1.094" calcext:value-type="float">
            <text:p>1,094</text:p>
          </table:table-cell>
          <table:table-cell office:value-type="float" office:value="3.085659" calcext:value-type="float">
            <text:p>3,085659</text:p>
          </table:table-cell>
          <table:table-cell office:value-type="float" office:value="6.59919" calcext:value-type="float">
            <text:p>6,59919</text:p>
          </table:table-cell>
        </table:table-row>
        <table:table-row table:style-name="ro1">
          <table:table-cell office:value-type="float" office:value="1.2543" calcext:value-type="float">
            <text:p>1,2543</text:p>
          </table:table-cell>
          <table:table-cell office:value-type="float" office:value="0.7765" calcext:value-type="float">
            <text:p>0,7765</text:p>
          </table:table-cell>
          <table:table-cell office:value-type="float" office:value="1.813031" calcext:value-type="float">
            <text:p>1,813031</text:p>
          </table:table-cell>
          <table:table-cell office:value-type="float" office:value="6.208696" calcext:value-type="float">
            <text:p>6,208696</text:p>
          </table:table-cell>
        </table:table-row>
        <table:table-row table:style-name="ro1">
          <table:table-cell office:value-type="float" office:value="1.1388" calcext:value-type="float">
            <text:p>1,1388</text:p>
          </table:table-cell>
          <table:table-cell office:value-type="float" office:value="0.7922" calcext:value-type="float">
            <text:p>0,7922</text:p>
          </table:table-cell>
          <table:table-cell office:value-type="float" office:value="1.660977" calcext:value-type="float">
            <text:p>1,660977</text:p>
          </table:table-cell>
          <table:table-cell office:value-type="float" office:value="6.017937" calcext:value-type="float">
            <text:p>6,017937</text:p>
          </table:table-cell>
        </table:table-row>
        <table:table-row table:style-name="ro1">
          <table:table-cell office:value-type="float" office:value="1.0387" calcext:value-type="float">
            <text:p>1,0387</text:p>
          </table:table-cell>
          <table:table-cell office:value-type="float" office:value="0.661" calcext:value-type="float">
            <text:p>0,661</text:p>
          </table:table-cell>
          <table:table-cell office:value-type="float" office:value="1.824048" calcext:value-type="float">
            <text:p>1,824048</text:p>
          </table:table-cell>
          <table:table-cell office:value-type="float" office:value="5.486607" calcext:value-type="float">
            <text:p>5,486607</text:p>
          </table:table-cell>
        </table:table-row>
        <table:table-row table:style-name="ro1">
          <table:table-cell office:value-type="float" office:value="1.4401" calcext:value-type="float">
            <text:p>1,4401</text:p>
          </table:table-cell>
          <table:table-cell office:value-type="float" office:value="0.9819" calcext:value-type="float">
            <text:p>0,9819</text:p>
          </table:table-cell>
          <table:table-cell office:value-type="float" office:value="1.622811" calcext:value-type="float">
            <text:p>1,622811</text:p>
          </table:table-cell>
          <table:table-cell office:value-type="float" office:value="6.061475" calcext:value-type="float">
            <text:p>6,061475</text:p>
          </table:table-cell>
        </table:table-row>
        <table:table-row table:style-name="ro1">
          <table:table-cell office:value-type="float" office:value="1.3059" calcext:value-type="float">
            <text:p>1,3059</text:p>
          </table:table-cell>
          <table:table-cell office:value-type="float" office:value="0.8706" calcext:value-type="float">
            <text:p>0,8706</text:p>
          </table:table-cell>
          <table:table-cell office:value-type="float" office:value="1.614061" calcext:value-type="float">
            <text:p>1,614061</text:p>
          </table:table-cell>
          <table:table-cell office:value-type="float" office:value="5.702222" calcext:value-type="float">
            <text:p>5,702222</text:p>
          </table:table-cell>
        </table:table-row>
        <table:table-row table:style-name="ro1">
          <table:table-cell office:value-type="float" office:value="1.1369" calcext:value-type="float">
            <text:p>1,1369</text:p>
          </table:table-cell>
          <table:table-cell office:value-type="float" office:value="0.6821" calcext:value-type="float">
            <text:p>0,6821</text:p>
          </table:table-cell>
          <table:table-cell office:value-type="float" office:value="1.886093" calcext:value-type="float">
            <text:p>1,886093</text:p>
          </table:table-cell>
          <table:table-cell office:value-type="float" office:value="6.38565" calcext:value-type="float">
            <text:p>6,38565</text:p>
          </table:table-cell>
        </table:table-row>
        <table:table-row table:style-name="ro1">
          <table:table-cell office:value-type="float" office:value="0.8648" calcext:value-type="float">
            <text:p>0,8648</text:p>
          </table:table-cell>
          <table:table-cell office:value-type="float" office:value="0.7001" calcext:value-type="float">
            <text:p>0,7001</text:p>
          </table:table-cell>
          <table:table-cell office:value-type="float" office:value="1.802066" calcext:value-type="float">
            <text:p>1,802066</text:p>
          </table:table-cell>
          <table:table-cell office:value-type="float" office:value="5.815166" calcext:value-type="float">
            <text:p>5,815166</text:p>
          </table:table-cell>
        </table:table-row>
        <table:table-row table:style-name="ro1">
          <table:table-cell office:value-type="float" office:value="1.1972" calcext:value-type="float">
            <text:p>1,1972</text:p>
          </table:table-cell>
          <table:table-cell office:value-type="float" office:value="0.7808" calcext:value-type="float">
            <text:p>0,7808</text:p>
          </table:table-cell>
          <table:table-cell office:value-type="float" office:value="1.727159" calcext:value-type="float">
            <text:p>1,727159</text:p>
          </table:table-cell>
          <table:table-cell office:value-type="float" office:value="6.363158" calcext:value-type="float">
            <text:p>6,363158</text:p>
          </table:table-cell>
        </table:table-row>
        <table:table-row table:style-name="ro1">
          <table:table-cell office:value-type="float" office:value="1.0965" calcext:value-type="float">
            <text:p>1,0965</text:p>
          </table:table-cell>
          <table:table-cell office:value-type="float" office:value="0.7428" calcext:value-type="float">
            <text:p>0,7428</text:p>
          </table:table-cell>
          <table:table-cell office:value-type="float" office:value="1.53151" calcext:value-type="float">
            <text:p>1,53151</text:p>
          </table:table-cell>
          <table:table-cell office:value-type="float" office:value="6.168889" calcext:value-type="float">
            <text:p>6,168889</text:p>
          </table:table-cell>
        </table:table-row>
        <table:table-row table:style-name="ro1">
          <table:table-cell office:value-type="float" office:value="1.493" calcext:value-type="float">
            <text:p>1,493</text:p>
          </table:table-cell>
          <table:table-cell office:value-type="float" office:value="0.7742" calcext:value-type="float">
            <text:p>0,7742</text:p>
          </table:table-cell>
          <table:table-cell office:value-type="float" office:value="1.599011" calcext:value-type="float">
            <text:p>1,599011</text:p>
          </table:table-cell>
          <table:table-cell office:value-type="float" office:value="6.518182" calcext:value-type="float">
            <text:p>6,518182</text:p>
          </table:table-cell>
        </table:table-row>
        <table:table-row table:style-name="ro1">
          <table:table-cell office:value-type="float" office:value="1.1264" calcext:value-type="float">
            <text:p>1,1264</text:p>
          </table:table-cell>
          <table:table-cell office:value-type="float" office:value="0.7509" calcext:value-type="float">
            <text:p>0,7509</text:p>
          </table:table-cell>
          <table:table-cell office:value-type="float" office:value="1.850273" calcext:value-type="float">
            <text:p>1,850273</text:p>
          </table:table-cell>
          <table:table-cell office:value-type="float" office:value="5.725888" calcext:value-type="float">
            <text:p>5,725888</text:p>
          </table:table-cell>
        </table:table-row>
        <table:table-row table:style-name="ro1">
          <table:table-cell office:value-type="float" office:value="1.5088" calcext:value-type="float">
            <text:p>1,5088</text:p>
          </table:table-cell>
          <table:table-cell office:value-type="float" office:value="0.8801" calcext:value-type="float">
            <text:p>0,8801</text:p>
          </table:table-cell>
          <table:table-cell office:value-type="float" office:value="1.661899" calcext:value-type="float">
            <text:p>1,661899</text:p>
          </table:table-cell>
          <table:table-cell office:value-type="float" office:value="5.950495" calcext:value-type="float">
            <text:p>5,950495</text:p>
          </table:table-cell>
        </table:table-row>
        <table:table-row table:style-name="ro1">
          <table:table-cell office:value-type="float" office:value="1.376" calcext:value-type="float">
            <text:p>1,376</text:p>
          </table:table-cell>
          <table:table-cell office:value-type="float" office:value="0.9174" calcext:value-type="float">
            <text:p>0,9174</text:p>
          </table:table-cell>
          <table:table-cell office:value-type="float" office:value="1.753806" calcext:value-type="float">
            <text:p>1,753806</text:p>
          </table:table-cell>
          <table:table-cell office:value-type="float" office:value="6.008969" calcext:value-type="float">
            <text:p>6,008969</text:p>
          </table:table-cell>
        </table:table-row>
        <table:table-row table:style-name="ro1">
          <table:table-cell office:value-type="float" office:value="1.9648" calcext:value-type="float">
            <text:p>1,9648</text:p>
          </table:table-cell>
          <table:table-cell office:value-type="float" office:value="0.9169" calcext:value-type="float">
            <text:p>0,9169</text:p>
          </table:table-cell>
          <table:table-cell office:value-type="float" office:value="1.739178" calcext:value-type="float">
            <text:p>1,739178</text:p>
          </table:table-cell>
          <table:table-cell office:value-type="float" office:value="6.20548" calcext:value-type="float">
            <text:p>6,20548</text:p>
          </table:table-cell>
        </table:table-row>
        <table:table-row table:style-name="ro1">
          <table:table-cell office:value-type="float" office:value="1.1112" calcext:value-type="float">
            <text:p>1,1112</text:p>
          </table:table-cell>
          <table:table-cell office:value-type="float" office:value="0.773" calcext:value-type="float">
            <text:p>0,773</text:p>
          </table:table-cell>
          <table:table-cell office:value-type="float" office:value="1.541684" calcext:value-type="float">
            <text:p>1,541684</text:p>
          </table:table-cell>
          <table:table-cell office:value-type="float" office:value="6.162791" calcext:value-type="float">
            <text:p>6,162791</text:p>
          </table:table-cell>
        </table:table-row>
        <table:table-row table:style-name="ro1">
          <table:table-cell office:value-type="float" office:value="1.605" calcext:value-type="float">
            <text:p>1,605</text:p>
          </table:table-cell>
          <table:table-cell office:value-type="float" office:value="0.8025" calcext:value-type="float">
            <text:p>0,8025</text:p>
          </table:table-cell>
          <table:table-cell office:value-type="float" office:value="1.660238" calcext:value-type="float">
            <text:p>1,660238</text:p>
          </table:table-cell>
          <table:table-cell office:value-type="float" office:value="5.659389" calcext:value-type="float">
            <text:p>5,659389</text:p>
          </table:table-cell>
        </table:table-row>
        <table:table-row table:style-name="ro1">
          <table:table-cell office:value-type="float" office:value="1.6034" calcext:value-type="float">
            <text:p>1,6034</text:p>
          </table:table-cell>
          <table:table-cell office:value-type="float" office:value="0.9162" calcext:value-type="float">
            <text:p>0,9162</text:p>
          </table:table-cell>
          <table:table-cell office:value-type="float" office:value="1.719068" calcext:value-type="float">
            <text:p>1,719068</text:p>
          </table:table-cell>
          <table:table-cell office:value-type="float" office:value="5.961373" calcext:value-type="float">
            <text:p>5,961373</text:p>
          </table:table-cell>
        </table:table-row>
        <table:table-row table:style-name="ro1">
          <table:table-cell office:value-type="float" office:value="1.3149" calcext:value-type="float">
            <text:p>1,3149</text:p>
          </table:table-cell>
          <table:table-cell office:value-type="float" office:value="0.5563" calcext:value-type="float">
            <text:p>0,5563</text:p>
          </table:table-cell>
          <table:table-cell office:value-type="float" office:value="1.76572" calcext:value-type="float">
            <text:p>1,76572</text:p>
          </table:table-cell>
          <table:table-cell office:value-type="float" office:value="6.796537" calcext:value-type="float">
            <text:p>6,796537</text:p>
          </table:table-cell>
        </table:table-row>
        <table:table-row table:style-name="ro1">
          <table:table-cell office:value-type="float" office:value="1.0788" calcext:value-type="float">
            <text:p>1,0788</text:p>
          </table:table-cell>
          <table:table-cell office:value-type="float" office:value="0.6406" calcext:value-type="float">
            <text:p>0,6406</text:p>
          </table:table-cell>
          <table:table-cell office:value-type="float" office:value="1.867142" calcext:value-type="float">
            <text:p>1,867142</text:p>
          </table:table-cell>
          <table:table-cell office:value-type="float" office:value="7.008811" calcext:value-type="float">
            <text:p>7,008811</text:p>
          </table:table-cell>
        </table:table-row>
        <table:table-row table:style-name="ro1">
          <table:table-cell office:value-type="float" office:value="1.9085" calcext:value-type="float">
            <text:p>1,9085</text:p>
          </table:table-cell>
          <table:table-cell office:value-type="float" office:value="0.9542" calcext:value-type="float">
            <text:p>0,9542</text:p>
          </table:table-cell>
          <table:table-cell office:value-type="float" office:value="1.673681" calcext:value-type="float">
            <text:p>1,673681</text:p>
          </table:table-cell>
          <table:table-cell office:value-type="float" office:value="5.934783" calcext:value-type="float">
            <text:p>5,934783</text:p>
          </table:table-cell>
        </table:table-row>
        <table:table-row table:style-name="ro1">
          <table:table-cell office:value-type="float" office:value="1.1852" calcext:value-type="float">
            <text:p>1,1852</text:p>
          </table:table-cell>
          <table:table-cell office:value-type="float" office:value="0.773" calcext:value-type="float">
            <text:p>0,773</text:p>
          </table:table-cell>
          <table:table-cell office:value-type="float" office:value="1.511241" calcext:value-type="float">
            <text:p>1,511241</text:p>
          </table:table-cell>
          <table:table-cell office:value-type="float" office:value="6.397129" calcext:value-type="float">
            <text:p>6,397129</text:p>
          </table:table-cell>
        </table:table-row>
        <table:table-row table:style-name="ro1">
          <table:table-cell office:value-type="float" office:value="1.6444" calcext:value-type="float">
            <text:p>1,6444</text:p>
          </table:table-cell>
          <table:table-cell office:value-type="float" office:value="0.8222" calcext:value-type="float">
            <text:p>0,8222</text:p>
          </table:table-cell>
          <table:table-cell office:value-type="float" office:value="1.691182" calcext:value-type="float">
            <text:p>1,691182</text:p>
          </table:table-cell>
          <table:table-cell office:value-type="float" office:value="5.905406" calcext:value-type="float">
            <text:p>5,905406</text:p>
          </table:table-cell>
        </table:table-row>
        <table:table-row table:style-name="ro1">
          <table:table-cell office:value-type="float" office:value="0.7975" calcext:value-type="float">
            <text:p>0,7975</text:p>
          </table:table-cell>
          <table:table-cell office:value-type="float" office:value="0.566" calcext:value-type="float">
            <text:p>0,566</text:p>
          </table:table-cell>
          <table:table-cell office:value-type="float" office:value="1.84292" calcext:value-type="float">
            <text:p>1,84292</text:p>
          </table:table-cell>
          <table:table-cell office:value-type="float" office:value="6.042056" calcext:value-type="float">
            <text:p>6,042056</text:p>
          </table:table-cell>
        </table:table-row>
        <table:table-row table:style-name="ro1">
          <table:table-cell office:value-type="float" office:value="1.4086" calcext:value-type="float">
            <text:p>1,4086</text:p>
          </table:table-cell>
          <table:table-cell office:value-type="float" office:value="0.727" calcext:value-type="float">
            <text:p>0,727</text:p>
          </table:table-cell>
          <table:table-cell office:value-type="float" office:value="1.517962" calcext:value-type="float">
            <text:p>1,517962</text:p>
          </table:table-cell>
          <table:table-cell office:value-type="float" office:value="5.481482" calcext:value-type="float">
            <text:p>5,481482</text:p>
          </table:table-cell>
        </table:table-row>
        <table:table-row table:style-name="ro1">
          <table:table-cell office:value-type="float" office:value="1.5385" calcext:value-type="float">
            <text:p>1,5385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830295" calcext:value-type="float">
            <text:p>1,830295</text:p>
          </table:table-cell>
          <table:table-cell office:value-type="float" office:value="6.089362" calcext:value-type="float">
            <text:p>6,089362</text:p>
          </table:table-cell>
        </table:table-row>
        <table:table-row table:style-name="ro1">
          <table:table-cell office:value-type="float" office:value="1.5445" calcext:value-type="float">
            <text:p>1,5445</text:p>
          </table:table-cell>
          <table:table-cell office:value-type="float" office:value="0.9377" calcext:value-type="float">
            <text:p>0,9377</text:p>
          </table:table-cell>
          <table:table-cell office:value-type="float" office:value="1.690391" calcext:value-type="float">
            <text:p>1,690391</text:p>
          </table:table-cell>
          <table:table-cell office:value-type="float" office:value="5.779167" calcext:value-type="float">
            <text:p>5,779167</text:p>
          </table:table-cell>
        </table:table-row>
        <table:table-row table:style-name="ro1">
          <table:table-cell office:value-type="float" office:value="1.3287" calcext:value-type="float">
            <text:p>1,3287</text:p>
          </table:table-cell>
          <table:table-cell office:value-type="float" office:value="0.8088" calcext:value-type="float">
            <text:p>0,8088</text:p>
          </table:table-cell>
          <table:table-cell office:value-type="float" office:value="1.770491" calcext:value-type="float">
            <text:p>1,770491</text:p>
          </table:table-cell>
          <table:table-cell office:value-type="float" office:value="6.307693" calcext:value-type="float">
            <text:p>6,307693</text:p>
          </table:table-cell>
        </table:table-row>
        <table:table-row table:style-name="ro1">
          <table:table-cell office:value-type="float" office:value="1.3764" calcext:value-type="float">
            <text:p>1,3764</text:p>
          </table:table-cell>
          <table:table-cell office:value-type="float" office:value="0.8666" calcext:value-type="float">
            <text:p>0,8666</text:p>
          </table:table-cell>
          <table:table-cell office:value-type="float" office:value="1.857048" calcext:value-type="float">
            <text:p>1,857048</text:p>
          </table:table-cell>
          <table:table-cell office:value-type="float" office:value="5.874372" calcext:value-type="float">
            <text:p>5,874372</text:p>
          </table:table-cell>
        </table:table-row>
        <table:table-row table:style-name="ro1">
          <table:table-cell office:value-type="float" office:value="0.8503" calcext:value-type="float">
            <text:p>0,8503</text:p>
          </table:table-cell>
          <table:table-cell office:value-type="float" office:value="0.6802" calcext:value-type="float">
            <text:p>0,6802</text:p>
          </table:table-cell>
          <table:table-cell office:value-type="float" office:value="1.519939" calcext:value-type="float">
            <text:p>1,519939</text:p>
          </table:table-cell>
          <table:table-cell office:value-type="float" office:value="5.625616" calcext:value-type="float">
            <text:p>5,625616</text:p>
          </table:table-cell>
        </table:table-row>
        <table:table-row table:style-name="ro1">
          <table:table-cell office:value-type="float" office:value="0.8082" calcext:value-type="float">
            <text:p>0,8082</text:p>
          </table:table-cell>
          <table:table-cell office:value-type="float" office:value="0.7312" calcext:value-type="float">
            <text:p>0,7312</text:p>
          </table:table-cell>
          <table:table-cell office:value-type="float" office:value="1.927105" calcext:value-type="float">
            <text:p>1,927105</text:p>
          </table:table-cell>
          <table:table-cell office:value-type="float" office:value="5.633333" calcext:value-type="float">
            <text:p>5,633333</text:p>
          </table:table-cell>
        </table:table-row>
        <table:table-row table:style-name="ro1">
          <table:table-cell office:value-type="float" office:value="0.965" calcext:value-type="float">
            <text:p>0,965</text:p>
          </table:table-cell>
          <table:table-cell office:value-type="float" office:value="0.772" calcext:value-type="float">
            <text:p>0,772</text:p>
          </table:table-cell>
          <table:table-cell office:value-type="float" office:value="1.7697" calcext:value-type="float">
            <text:p>1,7697</text:p>
          </table:table-cell>
          <table:table-cell office:value-type="float" office:value="6.453333" calcext:value-type="float">
            <text:p>6,453333</text:p>
          </table:table-cell>
        </table:table-row>
        <table:table-row table:style-name="ro1">
          <table:table-cell office:value-type="float" office:value="1.1246" calcext:value-type="float">
            <text:p>1,1246</text:p>
          </table:table-cell>
          <table:table-cell office:value-type="float" office:value="0.7229" calcext:value-type="float">
            <text:p>0,7229</text:p>
          </table:table-cell>
          <table:table-cell office:value-type="float" office:value="2.183125" calcext:value-type="float">
            <text:p>2,183125</text:p>
          </table:table-cell>
          <table:table-cell office:value-type="float" office:value="5.976744" calcext:value-type="float">
            <text:p>5,976744</text:p>
          </table:table-cell>
        </table:table-row>
        <table:table-row table:style-name="ro1">
          <table:table-cell office:value-type="float" office:value="1.1453" calcext:value-type="float">
            <text:p>1,1453</text:p>
          </table:table-cell>
          <table:table-cell office:value-type="float" office:value="0.833" calcext:value-type="float">
            <text:p>0,833</text:p>
          </table:table-cell>
          <table:table-cell office:value-type="float" office:value="1.794634" calcext:value-type="float">
            <text:p>1,794634</text:p>
          </table:table-cell>
          <table:table-cell office:value-type="float" office:value="6.160337" calcext:value-type="float">
            <text:p>6,160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fr" fo:country="FR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8T18:45:51.831731928</dc:date>
    <meta:editing-duration>PT3M22S</meta:editing-duration>
    <meta:editing-cycles>1</meta:editing-cycles>
    <meta:document-statistic meta:table-count="1" meta:cell-count="404" meta:object-count="2"/>
    <meta:generator>LibreOffice/24.8.5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98cm" svg:y="3.873cm" style:legend-expansion="high" chart:style-name="ch2"/>
        <chart:plot-area chart:style-name="ch3" table:cell-range-address="results_sudoku_evaluated.A1:results_sudoku_evaluated.A101 results_sudoku_evaluated.C1:results_sudoku_evaluated.D101" chart:data-source-has-labels="row" svg:x="0.32cm" svg:y="0.18cm" svg:width="12.758cm" svg:height="8.64cm">
          <chart:coordinate-region svg:x="0.768cm" svg:y="0.419cm" svg:width="12.21cm" svg:height="7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evaluated.C2:results_sudoku_evaluated.C101" chart:label-cell-address="results_sudoku_evaluated.C1:results_sudoku_evaluated.C1" chart:class="chart:scatter">
            <chart:domain table:cell-range-address="results_sudoku_evaluated.A2:results_sudoku_evaluated.A101"/>
            <chart:data-point chart:repeated="100"/>
          </chart:series>
          <chart:series chart:style-name="ch8" chart:values-cell-range-address="results_sudoku_evaluated.D2:results_sudoku_evaluated.D101" chart:label-cell-address="results_sudoku_evaluated.D1:results_sudoku_evaluated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chniques</text:p>
                <draw:g>
                  <svg:desc>results_sudoku_evaluated.C1:results_sudoku_evaluated.C1</svg:desc>
                </draw:g>
              </table:table-cell>
              <table:table-cell office:value-type="string">
                <text:p>cnf</text:p>
                <draw:g>
                  <svg:desc>results_sudoku_evaluated.D1:results_sudoku_evalu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s_sudoku_evaluated.A2:results_sudoku_evaluated.A101</svg:desc>
                </draw:g>
              </table:table-cell>
              <table:table-cell office:value-type="float" office:value="1.839124">
                <text:p>1.839124</text:p>
                <draw:g>
                  <svg:desc>results_sudoku_evaluated.C2:results_sudoku_evaluated.C101</svg:desc>
                </draw:g>
              </table:table-cell>
              <table:table-cell office:value-type="float" office:value="6.135514">
                <text:p>6.135514</text:p>
                <draw:g>
                  <svg:desc>results_sudoku_evaluated.D2:results_sudoku_evaluated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8">
                <text:p>2.598</text:p>
              </table:table-cell>
              <table:table-cell office:value-type="float" office:value="4.585094">
                <text:p>4.585094</text:p>
              </table:table-cell>
              <table:table-cell office:value-type="float" office:value="5.809524">
                <text:p>5.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79">
                <text:p>1.0979</text:p>
              </table:table-cell>
              <table:table-cell office:value-type="float" office:value="1.938227">
                <text:p>1.938227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35">
                <text:p>1.3535</text:p>
              </table:table-cell>
              <table:table-cell office:value-type="float" office:value="1.657076">
                <text:p>1.657076</text:p>
              </table:table-cell>
              <table:table-cell office:value-type="float" office:value="6.446078">
                <text:p>6.44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9">
                <text:p>1.1169</text:p>
              </table:table-cell>
              <table:table-cell office:value-type="float" office:value="1.514483">
                <text:p>1.514483</text:p>
              </table:table-cell>
              <table:table-cell office:value-type="float" office:value="5.338461">
                <text:p>5.338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47">
                <text:p>1.6847</text:p>
              </table:table-cell>
              <table:table-cell office:value-type="float" office:value="1.733959">
                <text:p>1.733959</text:p>
              </table:table-cell>
              <table:table-cell office:value-type="float" office:value="6.247787">
                <text:p>6.247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77">
                <text:p>1.1777</text:p>
              </table:table-cell>
              <table:table-cell office:value-type="float" office:value="1.593476">
                <text:p>1.593476</text:p>
              </table:table-cell>
              <table:table-cell office:value-type="float" office:value="7.063063">
                <text:p>7.063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09">
                <text:p>1.4509</text:p>
              </table:table-cell>
              <table:table-cell office:value-type="float" office:value="2.239863">
                <text:p>2.239863</text:p>
              </table:table-cell>
              <table:table-cell office:value-type="float" office:value="6.813131">
                <text:p>6.813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8">
                <text:p>1.658</text:p>
              </table:table-cell>
              <table:table-cell office:value-type="float" office:value="2.798075">
                <text:p>2.798075</text:p>
              </table:table-cell>
              <table:table-cell office:value-type="float" office:value="6.023585">
                <text:p>6.023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49">
                <text:p>0.9049</text:p>
              </table:table-cell>
              <table:table-cell office:value-type="float" office:value="1.619253">
                <text:p>1.619253</text:p>
              </table:table-cell>
              <table:table-cell office:value-type="float" office:value="6.138393">
                <text:p>6.13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4">
                <text:p>1.354</text:p>
              </table:table-cell>
              <table:table-cell office:value-type="float" office:value="1.62036">
                <text:p>1.62036</text:p>
              </table:table-cell>
              <table:table-cell office:value-type="float" office:value="5.708134">
                <text:p>5.708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26">
                <text:p>1.5726</text:p>
              </table:table-cell>
              <table:table-cell office:value-type="float" office:value="1.943473">
                <text:p>1.943473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1">
                <text:p>1.111</text:p>
              </table:table-cell>
              <table:table-cell office:value-type="float" office:value="1.744291">
                <text:p>1.744291</text:p>
              </table:table-cell>
              <table:table-cell office:value-type="float" office:value="5.994898">
                <text:p>5.994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3">
                <text:p>1.3223</text:p>
              </table:table-cell>
              <table:table-cell office:value-type="float" office:value="1.76796">
                <text:p>1.76796</text:p>
              </table:table-cell>
              <table:table-cell office:value-type="float" office:value="5.954315">
                <text:p>5.95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69">
                <text:p>0.9369</text:p>
              </table:table-cell>
              <table:table-cell office:value-type="float" office:value="1.973098">
                <text:p>1.973098</text:p>
              </table:table-cell>
              <table:table-cell office:value-type="float" office:value="6.638393">
                <text:p>6.638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2">
                <text:p>1.152</text:p>
              </table:table-cell>
              <table:table-cell office:value-type="float" office:value="1.686912">
                <text:p>1.686912</text:p>
              </table:table-cell>
              <table:table-cell office:value-type="float" office:value="6.511312">
                <text:p>6.511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36">
                <text:p>1.0336</text:p>
              </table:table-cell>
              <table:table-cell office:value-type="float" office:value="1.593581">
                <text:p>1.593581</text:p>
              </table:table-cell>
              <table:table-cell office:value-type="float" office:value="5.808824">
                <text:p>5.80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6">
                <text:p>1.3646</text:p>
              </table:table-cell>
              <table:table-cell office:value-type="float" office:value="1.874654">
                <text:p>1.874654</text:p>
              </table:table-cell>
              <table:table-cell office:value-type="float" office:value="6.195745">
                <text:p>6.195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77">
                <text:p>1.3477</text:p>
              </table:table-cell>
              <table:table-cell office:value-type="float" office:value="1.751592">
                <text:p>1.751592</text:p>
              </table:table-cell>
              <table:table-cell office:value-type="float" office:value="6.115741">
                <text:p>6.115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55">
                <text:p>1.1855</text:p>
              </table:table-cell>
              <table:table-cell office:value-type="float" office:value="1.545479">
                <text:p>1.545479</text:p>
              </table:table-cell>
              <table:table-cell office:value-type="float" office:value="5.923077">
                <text:p>5.923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27">
                <text:p>1.1927</text:p>
              </table:table-cell>
              <table:table-cell office:value-type="float" office:value="1.729979">
                <text:p>1.729979</text:p>
              </table:table-cell>
              <table:table-cell office:value-type="float" office:value="5.855721">
                <text:p>5.855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72">
                <text:p>1.2172</text:p>
              </table:table-cell>
              <table:table-cell office:value-type="float" office:value="1.568516">
                <text:p>1.568516</text:p>
              </table:table-cell>
              <table:table-cell office:value-type="float" office:value="6.603448">
                <text:p>6.603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6">
                <text:p>1.0866</text:p>
              </table:table-cell>
              <table:table-cell office:value-type="float" office:value="1.642368">
                <text:p>1.642368</text:p>
              </table:table-cell>
              <table:table-cell office:value-type="float" office:value="6.631179">
                <text:p>6.631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72">
                <text:p>1.2272</text:p>
              </table:table-cell>
              <table:table-cell office:value-type="float" office:value="1.577424">
                <text:p>1.577424</text:p>
              </table:table-cell>
              <table:table-cell office:value-type="float" office:value="5.531401">
                <text:p>5.531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91">
                <text:p>1.0091</text:p>
              </table:table-cell>
              <table:table-cell office:value-type="float" office:value="1.585806">
                <text:p>1.585806</text:p>
              </table:table-cell>
              <table:table-cell office:value-type="float" office:value="5.929245">
                <text:p>5.92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67">
                <text:p>1.1967</text:p>
              </table:table-cell>
              <table:table-cell office:value-type="float" office:value="1.910579">
                <text:p>1.910579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37">
                <text:p>1.2737</text:p>
              </table:table-cell>
              <table:table-cell office:value-type="float" office:value="1.757602">
                <text:p>1.757602</text:p>
              </table:table-cell>
              <table:table-cell office:value-type="float" office:value="5.517544">
                <text:p>5.517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6">
                <text:p>0.976</text:p>
              </table:table-cell>
              <table:table-cell office:value-type="float" office:value="1.903621">
                <text:p>1.903621</text:p>
              </table:table-cell>
              <table:table-cell office:value-type="float" office:value="5.959821">
                <text:p>5.959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145">
                <text:p>1.6145</text:p>
              </table:table-cell>
              <table:table-cell office:value-type="float" office:value="1.800406">
                <text:p>1.800406</text:p>
              </table:table-cell>
              <table:table-cell office:value-type="float" office:value="5.440414">
                <text:p>5.440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99">
                <text:p>1.0799</text:p>
              </table:table-cell>
              <table:table-cell office:value-type="float" office:value="1.627318">
                <text:p>1.627318</text:p>
              </table:table-cell>
              <table:table-cell office:value-type="float" office:value="5.894273">
                <text:p>5.894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82">
                <text:p>0.9482</text:p>
              </table:table-cell>
              <table:table-cell office:value-type="float" office:value="1.844343">
                <text:p>1.844343</text:p>
              </table:table-cell>
              <table:table-cell office:value-type="float" office:value="6.312757">
                <text:p>6.312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91">
                <text:p>1.0691</text:p>
              </table:table-cell>
              <table:table-cell office:value-type="float" office:value="1.757707">
                <text:p>1.757707</text:p>
              </table:table-cell>
              <table:table-cell office:value-type="float" office:value="5.179487">
                <text:p>5.179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89">
                <text:p>1.2789</text:p>
              </table:table-cell>
              <table:table-cell office:value-type="float" office:value="1.683169">
                <text:p>1.683169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11">
                <text:p>1.0011</text:p>
              </table:table-cell>
              <table:table-cell office:value-type="float" office:value="1.498511">
                <text:p>1.498511</text:p>
              </table:table-cell>
              <table:table-cell office:value-type="float" office:value="6.124424">
                <text:p>6.124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7">
                <text:p>1.0247</text:p>
              </table:table-cell>
              <table:table-cell office:value-type="float" office:value="1.699221">
                <text:p>1.699221</text:p>
              </table:table-cell>
              <table:table-cell office:value-type="float" office:value="6.084507">
                <text:p>6.084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65">
                <text:p>1.2065</text:p>
              </table:table-cell>
              <table:table-cell office:value-type="float" office:value="1.748113">
                <text:p>1.748113</text:p>
              </table:table-cell>
              <table:table-cell office:value-type="float" office:value="6.029412">
                <text:p>6.029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549">
                <text:p>1.4549</text:p>
              </table:table-cell>
              <table:table-cell office:value-type="float" office:value="1.672732">
                <text:p>1.672732</text:p>
              </table:table-cell>
              <table:table-cell office:value-type="float" office:value="6.099138">
                <text:p>6.099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35">
                <text:p>1.0535</text:p>
              </table:table-cell>
              <table:table-cell office:value-type="float" office:value="1.901064">
                <text:p>1.901064</text:p>
              </table:table-cell>
              <table:table-cell office:value-type="float" office:value="5.902655">
                <text:p>5.902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85">
                <text:p>1.7585</text:p>
              </table:table-cell>
              <table:table-cell office:value-type="float" office:value="1.65929">
                <text:p>1.65929</text:p>
              </table:table-cell>
              <table:table-cell office:value-type="float" office:value="6.034782">
                <text:p>6.034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13">
                <text:p>1.4113</text:p>
              </table:table-cell>
              <table:table-cell office:value-type="float" office:value="1.542843">
                <text:p>1.542843</text:p>
              </table:table-cell>
              <table:table-cell office:value-type="float" office:value="6.228724">
                <text:p>6.228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34">
                <text:p>1.234</text:p>
              </table:table-cell>
              <table:table-cell office:value-type="float" office:value="1.910368">
                <text:p>1.910368</text:p>
              </table:table-cell>
              <table:table-cell office:value-type="float" office:value="6.075949">
                <text:p>6.075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">
                <text:p>0.9995</text:p>
              </table:table-cell>
              <table:table-cell office:value-type="float" office:value="1.870411">
                <text:p>1.870411</text:p>
              </table:table-cell>
              <table:table-cell office:value-type="float" office:value="5.940639">
                <text:p>5.940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5">
                <text:p>1.925</text:p>
              </table:table-cell>
              <table:table-cell office:value-type="float" office:value="1.641894">
                <text:p>1.641894</text:p>
              </table:table-cell>
              <table:table-cell office:value-type="float" office:value="6.073394">
                <text:p>6.073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81">
                <text:p>1.8381</text:p>
              </table:table-cell>
              <table:table-cell office:value-type="float" office:value="1.720886">
                <text:p>1.720886</text:p>
              </table:table-cell>
              <table:table-cell office:value-type="float" office:value="7.054167">
                <text:p>7.054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">
                <text:p>0.98</text:p>
              </table:table-cell>
              <table:table-cell office:value-type="float" office:value="1.833774">
                <text:p>1.833774</text:p>
              </table:table-cell>
              <table:table-cell office:value-type="float" office:value="6.433884">
                <text:p>6.433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8">
                <text:p>1.1778</text:p>
              </table:table-cell>
              <table:table-cell office:value-type="float" office:value="1.734513">
                <text:p>1.734513</text:p>
              </table:table-cell>
              <table:table-cell office:value-type="float" office:value="6.327273">
                <text:p>6.327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71">
                <text:p>0.8371</text:p>
              </table:table-cell>
              <table:table-cell office:value-type="float" office:value="1.639021">
                <text:p>1.639021</text:p>
              </table:table-cell>
              <table:table-cell office:value-type="float" office:value="6.380753">
                <text:p>6.38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64">
                <text:p>1.6864</text:p>
              </table:table-cell>
              <table:table-cell office:value-type="float" office:value="3.042011">
                <text:p>3.042011</text:p>
              </table:table-cell>
              <table:table-cell office:value-type="float" office:value="5.624365">
                <text:p>5.624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32">
                <text:p>1.0332</text:p>
              </table:table-cell>
              <table:table-cell office:value-type="float" office:value="1.716221">
                <text:p>1.716221</text:p>
              </table:table-cell>
              <table:table-cell office:value-type="float" office:value="6.297521">
                <text:p>6.297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6">
                <text:p>0.9506</text:p>
              </table:table-cell>
              <table:table-cell office:value-type="float" office:value="1.991258">
                <text:p>1.991258</text:p>
              </table:table-cell>
              <table:table-cell office:value-type="float" office:value="5.187845">
                <text:p>5.187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05">
                <text:p>1.1205</text:p>
              </table:table-cell>
              <table:table-cell office:value-type="float" office:value="1.820832">
                <text:p>1.820832</text:p>
              </table:table-cell>
              <table:table-cell office:value-type="float" office:value="6.518072">
                <text:p>6.51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14">
                <text:p>1.2614</text:p>
              </table:table-cell>
              <table:table-cell office:value-type="float" office:value="1.816299">
                <text:p>1.816299</text:p>
              </table:table-cell>
              <table:table-cell office:value-type="float" office:value="6.395745">
                <text:p>6.395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96">
                <text:p>1.1096</text:p>
              </table:table-cell>
              <table:table-cell office:value-type="float" office:value="1.674919">
                <text:p>1.674919</text:p>
              </table:table-cell>
              <table:table-cell office:value-type="float" office:value="6.126316">
                <text:p>6.126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5">
                <text:p>1.0025</text:p>
              </table:table-cell>
              <table:table-cell office:value-type="float" office:value="1.862003">
                <text:p>1.862003</text:p>
              </table:table-cell>
              <table:table-cell office:value-type="float" office:value="6.139535">
                <text:p>6.139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9">
                <text:p>1.7029</text:p>
              </table:table-cell>
              <table:table-cell office:value-type="float" office:value="1.876315">
                <text:p>1.876315</text:p>
              </table:table-cell>
              <table:table-cell office:value-type="float" office:value="5.598985">
                <text:p>5.598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1">
                <text:p>1.221</text:p>
              </table:table-cell>
              <table:table-cell office:value-type="float" office:value="1.640866">
                <text:p>1.640866</text:p>
              </table:table-cell>
              <table:table-cell office:value-type="float" office:value="5.730769">
                <text:p>5.730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67">
                <text:p>1.9567</text:p>
              </table:table-cell>
              <table:table-cell office:value-type="float" office:value="2.242113">
                <text:p>2.242113</text:p>
              </table:table-cell>
              <table:table-cell office:value-type="float" office:value="6.230769">
                <text:p>6.230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41">
                <text:p>1.1641</text:p>
              </table:table-cell>
              <table:table-cell office:value-type="float" office:value="1.777185">
                <text:p>1.777185</text:p>
              </table:table-cell>
              <table:table-cell office:value-type="float" office:value="5.638009">
                <text:p>5.638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47">
                <text:p>1.1947</text:p>
              </table:table-cell>
              <table:table-cell office:value-type="float" office:value="1.671098">
                <text:p>1.671098</text:p>
              </table:table-cell>
              <table:table-cell office:value-type="float" office:value="5.772277">
                <text:p>5.772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85">
                <text:p>1.1185</text:p>
              </table:table-cell>
              <table:table-cell office:value-type="float" office:value="1.808629">
                <text:p>1.808629</text:p>
              </table:table-cell>
              <table:table-cell office:value-type="float" office:value="5.902326">
                <text:p>5.902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68">
                <text:p>1.068</text:p>
              </table:table-cell>
              <table:table-cell office:value-type="float" office:value="1.747481">
                <text:p>1.747481</text:p>
              </table:table-cell>
              <table:table-cell office:value-type="float" office:value="6.204545">
                <text:p>6.20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98">
                <text:p>1.2198</text:p>
              </table:table-cell>
              <table:table-cell office:value-type="float" office:value="1.762056">
                <text:p>1.762056</text:p>
              </table:table-cell>
              <table:table-cell office:value-type="float" office:value="5.630542">
                <text:p>5.630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6">
                <text:p>1.966</text:p>
              </table:table-cell>
              <table:table-cell office:value-type="float" office:value="1.839994">
                <text:p>1.839994</text:p>
              </table:table-cell>
              <table:table-cell office:value-type="float" office:value="6.013825">
                <text:p>6.013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32">
                <text:p>1.0032</text:p>
              </table:table-cell>
              <table:table-cell office:value-type="float" office:value="1.583012">
                <text:p>1.583012</text:p>
              </table:table-cell>
              <table:table-cell office:value-type="float" office:value="5.544117">
                <text:p>5.544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">
                <text:p>0.846</text:p>
              </table:table-cell>
              <table:table-cell office:value-type="float" office:value="1.592817">
                <text:p>1.592817</text:p>
              </table:table-cell>
              <table:table-cell office:value-type="float" office:value="6.317307">
                <text:p>6.3173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291">
                <text:p>1.2291</text:p>
              </table:table-cell>
              <table:table-cell office:value-type="float" office:value="1.85457">
                <text:p>1.85457</text:p>
              </table:table-cell>
              <table:table-cell office:value-type="float" office:value="6.105991">
                <text:p>6.105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63">
                <text:p>2.3563</text:p>
              </table:table-cell>
              <table:table-cell office:value-type="float" office:value="3.085659">
                <text:p>3.085659</text:p>
              </table:table-cell>
              <table:table-cell office:value-type="float" office:value="6.59919">
                <text:p>6.59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3">
                <text:p>1.2543</text:p>
              </table:table-cell>
              <table:table-cell office:value-type="float" office:value="1.813031">
                <text:p>1.813031</text:p>
              </table:table-cell>
              <table:table-cell office:value-type="float" office:value="6.208696">
                <text:p>6.208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88">
                <text:p>1.1388</text:p>
              </table:table-cell>
              <table:table-cell office:value-type="float" office:value="1.660977">
                <text:p>1.660977</text:p>
              </table:table-cell>
              <table:table-cell office:value-type="float" office:value="6.017937">
                <text:p>6.0179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87">
                <text:p>1.0387</text:p>
              </table:table-cell>
              <table:table-cell office:value-type="float" office:value="1.824048">
                <text:p>1.824048</text:p>
              </table:table-cell>
              <table:table-cell office:value-type="float" office:value="5.486607">
                <text:p>5.486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01">
                <text:p>1.4401</text:p>
              </table:table-cell>
              <table:table-cell office:value-type="float" office:value="1.622811">
                <text:p>1.622811</text:p>
              </table:table-cell>
              <table:table-cell office:value-type="float" office:value="6.061475">
                <text:p>6.061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059">
                <text:p>1.3059</text:p>
              </table:table-cell>
              <table:table-cell office:value-type="float" office:value="1.614061">
                <text:p>1.614061</text:p>
              </table:table-cell>
              <table:table-cell office:value-type="float" office:value="5.702222">
                <text:p>5.70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69">
                <text:p>1.1369</text:p>
              </table:table-cell>
              <table:table-cell office:value-type="float" office:value="1.886093">
                <text:p>1.886093</text:p>
              </table:table-cell>
              <table:table-cell office:value-type="float" office:value="6.38565">
                <text:p>6.38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8">
                <text:p>0.8648</text:p>
              </table:table-cell>
              <table:table-cell office:value-type="float" office:value="1.802066">
                <text:p>1.802066</text:p>
              </table:table-cell>
              <table:table-cell office:value-type="float" office:value="5.815166">
                <text:p>5.815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72">
                <text:p>1.1972</text:p>
              </table:table-cell>
              <table:table-cell office:value-type="float" office:value="1.727159">
                <text:p>1.727159</text:p>
              </table:table-cell>
              <table:table-cell office:value-type="float" office:value="6.363158">
                <text:p>6.363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65">
                <text:p>1.0965</text:p>
              </table:table-cell>
              <table:table-cell office:value-type="float" office:value="1.53151">
                <text:p>1.53151</text:p>
              </table:table-cell>
              <table:table-cell office:value-type="float" office:value="6.168889">
                <text:p>6.16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3">
                <text:p>1.493</text:p>
              </table:table-cell>
              <table:table-cell office:value-type="float" office:value="1.599011">
                <text:p>1.599011</text:p>
              </table:table-cell>
              <table:table-cell office:value-type="float" office:value="6.518182">
                <text:p>6.518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4">
                <text:p>1.1264</text:p>
              </table:table-cell>
              <table:table-cell office:value-type="float" office:value="1.850273">
                <text:p>1.850273</text:p>
              </table:table-cell>
              <table:table-cell office:value-type="float" office:value="5.725888">
                <text:p>5.725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88">
                <text:p>1.5088</text:p>
              </table:table-cell>
              <table:table-cell office:value-type="float" office:value="1.661899">
                <text:p>1.661899</text:p>
              </table:table-cell>
              <table:table-cell office:value-type="float" office:value="5.950495">
                <text:p>5.950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6">
                <text:p>1.376</text:p>
              </table:table-cell>
              <table:table-cell office:value-type="float" office:value="1.753806">
                <text:p>1.753806</text:p>
              </table:table-cell>
              <table:table-cell office:value-type="float" office:value="6.008969">
                <text:p>6.008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8">
                <text:p>1.9648</text:p>
              </table:table-cell>
              <table:table-cell office:value-type="float" office:value="1.739178">
                <text:p>1.739178</text:p>
              </table:table-cell>
              <table:table-cell office:value-type="float" office:value="6.20548">
                <text:p>6.20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2">
                <text:p>1.1112</text:p>
              </table:table-cell>
              <table:table-cell office:value-type="float" office:value="1.541684">
                <text:p>1.541684</text:p>
              </table:table-cell>
              <table:table-cell office:value-type="float" office:value="6.162791">
                <text:p>6.162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5">
                <text:p>1.605</text:p>
              </table:table-cell>
              <table:table-cell office:value-type="float" office:value="1.660238">
                <text:p>1.660238</text:p>
              </table:table-cell>
              <table:table-cell office:value-type="float" office:value="5.659389">
                <text:p>5.659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034">
                <text:p>1.6034</text:p>
              </table:table-cell>
              <table:table-cell office:value-type="float" office:value="1.719068">
                <text:p>1.719068</text:p>
              </table:table-cell>
              <table:table-cell office:value-type="float" office:value="5.961373">
                <text:p>5.961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49">
                <text:p>1.3149</text:p>
              </table:table-cell>
              <table:table-cell office:value-type="float" office:value="1.76572">
                <text:p>1.76572</text:p>
              </table:table-cell>
              <table:table-cell office:value-type="float" office:value="6.796537">
                <text:p>6.796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88">
                <text:p>1.0788</text:p>
              </table:table-cell>
              <table:table-cell office:value-type="float" office:value="1.867142">
                <text:p>1.867142</text:p>
              </table:table-cell>
              <table:table-cell office:value-type="float" office:value="7.008811">
                <text:p>7.008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85">
                <text:p>1.9085</text:p>
              </table:table-cell>
              <table:table-cell office:value-type="float" office:value="1.673681">
                <text:p>1.673681</text:p>
              </table:table-cell>
              <table:table-cell office:value-type="float" office:value="5.934783">
                <text:p>5.934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52">
                <text:p>1.1852</text:p>
              </table:table-cell>
              <table:table-cell office:value-type="float" office:value="1.511241">
                <text:p>1.511241</text:p>
              </table:table-cell>
              <table:table-cell office:value-type="float" office:value="6.397129">
                <text:p>6.397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44">
                <text:p>1.6444</text:p>
              </table:table-cell>
              <table:table-cell office:value-type="float" office:value="1.691182">
                <text:p>1.691182</text:p>
              </table:table-cell>
              <table:table-cell office:value-type="float" office:value="5.905406">
                <text:p>5.905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75">
                <text:p>0.7975</text:p>
              </table:table-cell>
              <table:table-cell office:value-type="float" office:value="1.84292">
                <text:p>1.84292</text:p>
              </table:table-cell>
              <table:table-cell office:value-type="float" office:value="6.042056">
                <text:p>6.042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86">
                <text:p>1.4086</text:p>
              </table:table-cell>
              <table:table-cell office:value-type="float" office:value="1.517962">
                <text:p>1.517962</text:p>
              </table:table-cell>
              <table:table-cell office:value-type="float" office:value="5.481482">
                <text:p>5.481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385">
                <text:p>1.5385</text:p>
              </table:table-cell>
              <table:table-cell office:value-type="float" office:value="1.830295">
                <text:p>1.830295</text:p>
              </table:table-cell>
              <table:table-cell office:value-type="float" office:value="6.089362">
                <text:p>6.089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445">
                <text:p>1.5445</text:p>
              </table:table-cell>
              <table:table-cell office:value-type="float" office:value="1.690391">
                <text:p>1.690391</text:p>
              </table:table-cell>
              <table:table-cell office:value-type="float" office:value="5.779167">
                <text:p>5.779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87">
                <text:p>1.3287</text:p>
              </table:table-cell>
              <table:table-cell office:value-type="float" office:value="1.770491">
                <text:p>1.770491</text:p>
              </table:table-cell>
              <table:table-cell office:value-type="float" office:value="6.307693">
                <text:p>6.307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64">
                <text:p>1.3764</text:p>
              </table:table-cell>
              <table:table-cell office:value-type="float" office:value="1.857048">
                <text:p>1.857048</text:p>
              </table:table-cell>
              <table:table-cell office:value-type="float" office:value="5.874372">
                <text:p>5.874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03">
                <text:p>0.8503</text:p>
              </table:table-cell>
              <table:table-cell office:value-type="float" office:value="1.519939">
                <text:p>1.519939</text:p>
              </table:table-cell>
              <table:table-cell office:value-type="float" office:value="5.625616">
                <text:p>5.625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82">
                <text:p>0.8082</text:p>
              </table:table-cell>
              <table:table-cell office:value-type="float" office:value="1.927105">
                <text:p>1.927105</text:p>
              </table:table-cell>
              <table:table-cell office:value-type="float" office:value="5.633333">
                <text:p>5.6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">
                <text:p>0.965</text:p>
              </table:table-cell>
              <table:table-cell office:value-type="float" office:value="1.7697">
                <text:p>1.7697</text:p>
              </table:table-cell>
              <table:table-cell office:value-type="float" office:value="6.453333">
                <text:p>6.45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46">
                <text:p>1.1246</text:p>
              </table:table-cell>
              <table:table-cell office:value-type="float" office:value="2.183125">
                <text:p>2.183125</text:p>
              </table:table-cell>
              <table:table-cell office:value-type="float" office:value="5.976744">
                <text:p>5.976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53">
                <text:p>1.1453</text:p>
              </table:table-cell>
              <table:table-cell office:value-type="float" office:value="1.794634">
                <text:p>1.794634</text:p>
              </table:table-cell>
              <table:table-cell office:value-type="float" office:value="6.160337">
                <text:p>6.160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scatter" chart:style-name="ch1">
        <chart:legend chart:legend-position="end" svg:x="13.391cm" svg:y="3.87cm" style:legend-expansion="high" chart:style-name="ch2"/>
        <chart:plot-area chart:style-name="ch3" table:cell-range-address="results_sudoku_evaluated.B1:results_sudoku_evaluated.D101" chart:data-source-has-labels="row" svg:x="0.319cm" svg:y="0.179cm" svg:width="12.753cm" svg:height="8.636cm">
          <chart:coordinate-region svg:x="0.767cm" svg:y="0.418cm" svg:width="12.06cm" svg:height="7.6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evaluated.C2:results_sudoku_evaluated.C101" chart:label-cell-address="results_sudoku_evaluated.C1:results_sudoku_evaluated.C1" chart:class="chart:scatter">
            <chart:domain table:cell-range-address="results_sudoku_evaluated.B2:results_sudoku_evaluated.B101"/>
            <chart:data-point chart:repeated="100"/>
          </chart:series>
          <chart:series chart:style-name="ch8" chart:values-cell-range-address="results_sudoku_evaluated.D2:results_sudoku_evaluated.D101" chart:label-cell-address="results_sudoku_evaluated.D1:results_sudoku_evaluated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chniques</text:p>
                <draw:g>
                  <svg:desc>results_sudoku_evaluated.C1:results_sudoku_evaluated.C1</svg:desc>
                </draw:g>
              </table:table-cell>
              <table:table-cell office:value-type="string">
                <text:p>cnf</text:p>
                <draw:g>
                  <svg:desc>results_sudoku_evaluated.D1:results_sudoku_evalu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17">
                <text:p>0.6517</text:p>
                <draw:g>
                  <svg:desc>results_sudoku_evaluated.B2:results_sudoku_evaluated.B101</svg:desc>
                </draw:g>
              </table:table-cell>
              <table:table-cell office:value-type="float" office:value="1.839124">
                <text:p>1.839124</text:p>
                <draw:g>
                  <svg:desc>results_sudoku_evaluated.C2:results_sudoku_evaluated.C101</svg:desc>
                </draw:g>
              </table:table-cell>
              <table:table-cell office:value-type="float" office:value="6.135514">
                <text:p>6.135514</text:p>
                <draw:g>
                  <svg:desc>results_sudoku_evaluated.D2:results_sudoku_evaluated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47">
                <text:p>1.1547</text:p>
              </table:table-cell>
              <table:table-cell office:value-type="float" office:value="4.585094">
                <text:p>4.585094</text:p>
              </table:table-cell>
              <table:table-cell office:value-type="float" office:value="5.809524">
                <text:p>5.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01">
                <text:p>0.7601</text:p>
              </table:table-cell>
              <table:table-cell office:value-type="float" office:value="1.938227">
                <text:p>1.938227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">
                <text:p>0.846</text:p>
              </table:table-cell>
              <table:table-cell office:value-type="float" office:value="1.657076">
                <text:p>1.657076</text:p>
              </table:table-cell>
              <table:table-cell office:value-type="float" office:value="6.446078">
                <text:p>6.44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2">
                <text:p>0.6132</text:p>
              </table:table-cell>
              <table:table-cell office:value-type="float" office:value="1.514483">
                <text:p>1.514483</text:p>
              </table:table-cell>
              <table:table-cell office:value-type="float" office:value="5.338461">
                <text:p>5.338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27">
                <text:p>0.9827</text:p>
              </table:table-cell>
              <table:table-cell office:value-type="float" office:value="1.733959">
                <text:p>1.733959</text:p>
              </table:table-cell>
              <table:table-cell office:value-type="float" office:value="6.247787">
                <text:p>6.247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12">
                <text:p>0.8412</text:p>
              </table:table-cell>
              <table:table-cell office:value-type="float" office:value="1.593476">
                <text:p>1.593476</text:p>
              </table:table-cell>
              <table:table-cell office:value-type="float" office:value="7.063063">
                <text:p>7.063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62">
                <text:p>0.9462</text:p>
              </table:table-cell>
              <table:table-cell office:value-type="float" office:value="2.239863">
                <text:p>2.239863</text:p>
              </table:table-cell>
              <table:table-cell office:value-type="float" office:value="6.813131">
                <text:p>6.813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06">
                <text:p>1.1606</text:p>
              </table:table-cell>
              <table:table-cell office:value-type="float" office:value="2.798075">
                <text:p>2.798075</text:p>
              </table:table-cell>
              <table:table-cell office:value-type="float" office:value="6.023585">
                <text:p>6.023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87">
                <text:p>0.6787</text:p>
              </table:table-cell>
              <table:table-cell office:value-type="float" office:value="1.619253">
                <text:p>1.619253</text:p>
              </table:table-cell>
              <table:table-cell office:value-type="float" office:value="6.138393">
                <text:p>6.13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2">
                <text:p>0.7812</text:p>
              </table:table-cell>
              <table:table-cell office:value-type="float" office:value="1.62036">
                <text:p>1.62036</text:p>
              </table:table-cell>
              <table:table-cell office:value-type="float" office:value="5.708134">
                <text:p>5.708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37">
                <text:p>0.8237</text:p>
              </table:table-cell>
              <table:table-cell office:value-type="float" office:value="1.943473">
                <text:p>1.943473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">
                <text:p>0.787</text:p>
              </table:table-cell>
              <table:table-cell office:value-type="float" office:value="1.744291">
                <text:p>1.744291</text:p>
              </table:table-cell>
              <table:table-cell office:value-type="float" office:value="5.994898">
                <text:p>5.994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3">
                <text:p>0.7713</text:p>
              </table:table-cell>
              <table:table-cell office:value-type="float" office:value="1.76796">
                <text:p>1.76796</text:p>
              </table:table-cell>
              <table:table-cell office:value-type="float" office:value="5.954315">
                <text:p>5.95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36">
                <text:p>0.6636</text:p>
              </table:table-cell>
              <table:table-cell office:value-type="float" office:value="1.973098">
                <text:p>1.973098</text:p>
              </table:table-cell>
              <table:table-cell office:value-type="float" office:value="6.638393">
                <text:p>6.638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4">
                <text:p>0.864</text:p>
              </table:table-cell>
              <table:table-cell office:value-type="float" office:value="1.686912">
                <text:p>1.686912</text:p>
              </table:table-cell>
              <table:table-cell office:value-type="float" office:value="6.511312">
                <text:p>6.511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9">
                <text:p>0.6029</text:p>
              </table:table-cell>
              <table:table-cell office:value-type="float" office:value="1.593581">
                <text:p>1.593581</text:p>
              </table:table-cell>
              <table:table-cell office:value-type="float" office:value="5.808824">
                <text:p>5.80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97">
                <text:p>0.9097</text:p>
              </table:table-cell>
              <table:table-cell office:value-type="float" office:value="1.874654">
                <text:p>1.874654</text:p>
              </table:table-cell>
              <table:table-cell office:value-type="float" office:value="6.195745">
                <text:p>6.195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85">
                <text:p>0.8985</text:p>
              </table:table-cell>
              <table:table-cell office:value-type="float" office:value="1.751592">
                <text:p>1.751592</text:p>
              </table:table-cell>
              <table:table-cell office:value-type="float" office:value="6.115741">
                <text:p>6.115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01">
                <text:p>0.6501</text:p>
              </table:table-cell>
              <table:table-cell office:value-type="float" office:value="1.545479">
                <text:p>1.545479</text:p>
              </table:table-cell>
              <table:table-cell office:value-type="float" office:value="5.923077">
                <text:p>5.923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9">
                <text:p>0.759</text:p>
              </table:table-cell>
              <table:table-cell office:value-type="float" office:value="1.729979">
                <text:p>1.729979</text:p>
              </table:table-cell>
              <table:table-cell office:value-type="float" office:value="5.855721">
                <text:p>5.855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55">
                <text:p>0.6955</text:p>
              </table:table-cell>
              <table:table-cell office:value-type="float" office:value="1.568516">
                <text:p>1.568516</text:p>
              </table:table-cell>
              <table:table-cell office:value-type="float" office:value="6.603448">
                <text:p>6.603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05">
                <text:p>0.7105</text:p>
              </table:table-cell>
              <table:table-cell office:value-type="float" office:value="1.642368">
                <text:p>1.642368</text:p>
              </table:table-cell>
              <table:table-cell office:value-type="float" office:value="6.631179">
                <text:p>6.631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91">
                <text:p>0.8591</text:p>
              </table:table-cell>
              <table:table-cell office:value-type="float" office:value="1.577424">
                <text:p>1.577424</text:p>
              </table:table-cell>
              <table:table-cell office:value-type="float" office:value="5.531401">
                <text:p>5.531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58">
                <text:p>0.6458</text:p>
              </table:table-cell>
              <table:table-cell office:value-type="float" office:value="1.585806">
                <text:p>1.585806</text:p>
              </table:table-cell>
              <table:table-cell office:value-type="float" office:value="5.929245">
                <text:p>5.92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02">
                <text:p>0.6702</text:p>
              </table:table-cell>
              <table:table-cell office:value-type="float" office:value="1.910579">
                <text:p>1.910579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6">
                <text:p>0.8916</text:p>
              </table:table-cell>
              <table:table-cell office:value-type="float" office:value="1.757602">
                <text:p>1.757602</text:p>
              </table:table-cell>
              <table:table-cell office:value-type="float" office:value="5.517544">
                <text:p>5.517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9">
                <text:p>0.679</text:p>
              </table:table-cell>
              <table:table-cell office:value-type="float" office:value="1.903621">
                <text:p>1.903621</text:p>
              </table:table-cell>
              <table:table-cell office:value-type="float" office:value="5.959821">
                <text:p>5.959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06">
                <text:p>0.8806</text:p>
              </table:table-cell>
              <table:table-cell office:value-type="float" office:value="1.800406">
                <text:p>1.800406</text:p>
              </table:table-cell>
              <table:table-cell office:value-type="float" office:value="5.440414">
                <text:p>5.440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12">
                <text:p>0.7512</text:p>
              </table:table-cell>
              <table:table-cell office:value-type="float" office:value="1.627318">
                <text:p>1.627318</text:p>
              </table:table-cell>
              <table:table-cell office:value-type="float" office:value="5.894273">
                <text:p>5.894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96">
                <text:p>0.6896</text:p>
              </table:table-cell>
              <table:table-cell office:value-type="float" office:value="1.844343">
                <text:p>1.844343</text:p>
              </table:table-cell>
              <table:table-cell office:value-type="float" office:value="6.312757">
                <text:p>6.312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05">
                <text:p>0.6305</text:p>
              </table:table-cell>
              <table:table-cell office:value-type="float" office:value="1.757707">
                <text:p>1.757707</text:p>
              </table:table-cell>
              <table:table-cell office:value-type="float" office:value="5.179487">
                <text:p>5.179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785">
                <text:p>0.7785</text:p>
              </table:table-cell>
              <table:table-cell office:value-type="float" office:value="1.683169">
                <text:p>1.683169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08">
                <text:p>0.7008</text:p>
              </table:table-cell>
              <table:table-cell office:value-type="float" office:value="1.498511">
                <text:p>1.498511</text:p>
              </table:table-cell>
              <table:table-cell office:value-type="float" office:value="6.124424">
                <text:p>6.124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97">
                <text:p>0.8197</text:p>
              </table:table-cell>
              <table:table-cell office:value-type="float" office:value="1.699221">
                <text:p>1.699221</text:p>
              </table:table-cell>
              <table:table-cell office:value-type="float" office:value="6.084507">
                <text:p>6.084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26">
                <text:p>0.8226</text:p>
              </table:table-cell>
              <table:table-cell office:value-type="float" office:value="1.748113">
                <text:p>1.748113</text:p>
              </table:table-cell>
              <table:table-cell office:value-type="float" office:value="6.029412">
                <text:p>6.029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97">
                <text:p>0.8597</text:p>
              </table:table-cell>
              <table:table-cell office:value-type="float" office:value="1.672732">
                <text:p>1.672732</text:p>
              </table:table-cell>
              <table:table-cell office:value-type="float" office:value="6.099138">
                <text:p>6.099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48">
                <text:p>0.6848</text:p>
              </table:table-cell>
              <table:table-cell office:value-type="float" office:value="1.901064">
                <text:p>1.901064</text:p>
              </table:table-cell>
              <table:table-cell office:value-type="float" office:value="5.902655">
                <text:p>5.902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06">
                <text:p>0.8206</text:p>
              </table:table-cell>
              <table:table-cell office:value-type="float" office:value="1.65929">
                <text:p>1.65929</text:p>
              </table:table-cell>
              <table:table-cell office:value-type="float" office:value="6.034782">
                <text:p>6.034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1.542843">
                <text:p>1.542843</text:p>
              </table:table-cell>
              <table:table-cell office:value-type="float" office:value="6.228724">
                <text:p>6.228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853">
                <text:p>0.7853</text:p>
              </table:table-cell>
              <table:table-cell office:value-type="float" office:value="1.910368">
                <text:p>1.910368</text:p>
              </table:table-cell>
              <table:table-cell office:value-type="float" office:value="6.075949">
                <text:p>6.075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13">
                <text:p>0.6313</text:p>
              </table:table-cell>
              <table:table-cell office:value-type="float" office:value="1.870411">
                <text:p>1.870411</text:p>
              </table:table-cell>
              <table:table-cell office:value-type="float" office:value="5.940639">
                <text:p>5.940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44">
                <text:p>1.0044</text:p>
              </table:table-cell>
              <table:table-cell office:value-type="float" office:value="1.641894">
                <text:p>1.641894</text:p>
              </table:table-cell>
              <table:table-cell office:value-type="float" office:value="6.073394">
                <text:p>6.073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88">
                <text:p>1.1488</text:p>
              </table:table-cell>
              <table:table-cell office:value-type="float" office:value="1.720886">
                <text:p>1.720886</text:p>
              </table:table-cell>
              <table:table-cell office:value-type="float" office:value="7.054167">
                <text:p>7.054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1.833774">
                <text:p>1.833774</text:p>
              </table:table-cell>
              <table:table-cell office:value-type="float" office:value="6.433884">
                <text:p>6.433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16">
                <text:p>0.7416</text:p>
              </table:table-cell>
              <table:table-cell office:value-type="float" office:value="1.734513">
                <text:p>1.734513</text:p>
              </table:table-cell>
              <table:table-cell office:value-type="float" office:value="6.327273">
                <text:p>6.327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77">
                <text:p>0.6777</text:p>
              </table:table-cell>
              <table:table-cell office:value-type="float" office:value="1.639021">
                <text:p>1.639021</text:p>
              </table:table-cell>
              <table:table-cell office:value-type="float" office:value="6.380753">
                <text:p>6.38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81">
                <text:p>0.9081</text:p>
              </table:table-cell>
              <table:table-cell office:value-type="float" office:value="3.042011">
                <text:p>3.042011</text:p>
              </table:table-cell>
              <table:table-cell office:value-type="float" office:value="5.624365">
                <text:p>5.624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84">
                <text:p>0.7984</text:p>
              </table:table-cell>
              <table:table-cell office:value-type="float" office:value="1.716221">
                <text:p>1.716221</text:p>
              </table:table-cell>
              <table:table-cell office:value-type="float" office:value="6.297521">
                <text:p>6.297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45">
                <text:p>0.7345</text:p>
              </table:table-cell>
              <table:table-cell office:value-type="float" office:value="1.991258">
                <text:p>1.991258</text:p>
              </table:table-cell>
              <table:table-cell office:value-type="float" office:value="5.187845">
                <text:p>5.187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03">
                <text:p>0.8003</text:p>
              </table:table-cell>
              <table:table-cell office:value-type="float" office:value="1.820832">
                <text:p>1.820832</text:p>
              </table:table-cell>
              <table:table-cell office:value-type="float" office:value="6.518072">
                <text:p>6.51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77">
                <text:p>0.7277</text:p>
              </table:table-cell>
              <table:table-cell office:value-type="float" office:value="1.816299">
                <text:p>1.816299</text:p>
              </table:table-cell>
              <table:table-cell office:value-type="float" office:value="6.395745">
                <text:p>6.395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73">
                <text:p>0.6473</text:p>
              </table:table-cell>
              <table:table-cell office:value-type="float" office:value="1.674919">
                <text:p>1.674919</text:p>
              </table:table-cell>
              <table:table-cell office:value-type="float" office:value="6.126316">
                <text:p>6.126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83">
                <text:p>0.5783</text:p>
              </table:table-cell>
              <table:table-cell office:value-type="float" office:value="1.862003">
                <text:p>1.862003</text:p>
              </table:table-cell>
              <table:table-cell office:value-type="float" office:value="6.139535">
                <text:p>6.139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31">
                <text:p>0.9731</text:p>
              </table:table-cell>
              <table:table-cell office:value-type="float" office:value="1.876315">
                <text:p>1.876315</text:p>
              </table:table-cell>
              <table:table-cell office:value-type="float" office:value="5.598985">
                <text:p>5.598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31">
                <text:p>0.6531</text:p>
              </table:table-cell>
              <table:table-cell office:value-type="float" office:value="1.640866">
                <text:p>1.640866</text:p>
              </table:table-cell>
              <table:table-cell office:value-type="float" office:value="5.730769">
                <text:p>5.730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74">
                <text:p>0.7174</text:p>
              </table:table-cell>
              <table:table-cell office:value-type="float" office:value="2.242113">
                <text:p>2.242113</text:p>
              </table:table-cell>
              <table:table-cell office:value-type="float" office:value="6.230769">
                <text:p>6.230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65">
                <text:p>0.7965</text:p>
              </table:table-cell>
              <table:table-cell office:value-type="float" office:value="1.777185">
                <text:p>1.777185</text:p>
              </table:table-cell>
              <table:table-cell office:value-type="float" office:value="5.638009">
                <text:p>5.638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06">
                <text:p>0.6106</text:p>
              </table:table-cell>
              <table:table-cell office:value-type="float" office:value="1.671098">
                <text:p>1.671098</text:p>
              </table:table-cell>
              <table:table-cell office:value-type="float" office:value="5.772277">
                <text:p>5.772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23">
                <text:p>0.7923</text:p>
              </table:table-cell>
              <table:table-cell office:value-type="float" office:value="1.808629">
                <text:p>1.808629</text:p>
              </table:table-cell>
              <table:table-cell office:value-type="float" office:value="5.902326">
                <text:p>5.902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76">
                <text:p>0.7476</text:p>
              </table:table-cell>
              <table:table-cell office:value-type="float" office:value="1.747481">
                <text:p>1.747481</text:p>
              </table:table-cell>
              <table:table-cell office:value-type="float" office:value="6.204545">
                <text:p>6.20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58">
                <text:p>0.6458</text:p>
              </table:table-cell>
              <table:table-cell office:value-type="float" office:value="1.762056">
                <text:p>1.762056</text:p>
              </table:table-cell>
              <table:table-cell office:value-type="float" office:value="5.630542">
                <text:p>5.630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47">
                <text:p>1.0147</text:p>
              </table:table-cell>
              <table:table-cell office:value-type="float" office:value="1.839994">
                <text:p>1.839994</text:p>
              </table:table-cell>
              <table:table-cell office:value-type="float" office:value="6.013825">
                <text:p>6.013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979">
                <text:p>0.6979</text:p>
              </table:table-cell>
              <table:table-cell office:value-type="float" office:value="1.583012">
                <text:p>1.583012</text:p>
              </table:table-cell>
              <table:table-cell office:value-type="float" office:value="5.544117">
                <text:p>5.544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68">
                <text:p>0.5768</text:p>
              </table:table-cell>
              <table:table-cell office:value-type="float" office:value="1.592817">
                <text:p>1.592817</text:p>
              </table:table-cell>
              <table:table-cell office:value-type="float" office:value="6.317307">
                <text:p>6.3173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49">
                <text:p>0.8649</text:p>
              </table:table-cell>
              <table:table-cell office:value-type="float" office:value="1.85457">
                <text:p>1.85457</text:p>
              </table:table-cell>
              <table:table-cell office:value-type="float" office:value="6.105991">
                <text:p>6.105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4">
                <text:p>1.094</text:p>
              </table:table-cell>
              <table:table-cell office:value-type="float" office:value="3.085659">
                <text:p>3.085659</text:p>
              </table:table-cell>
              <table:table-cell office:value-type="float" office:value="6.59919">
                <text:p>6.59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65">
                <text:p>0.7765</text:p>
              </table:table-cell>
              <table:table-cell office:value-type="float" office:value="1.813031">
                <text:p>1.813031</text:p>
              </table:table-cell>
              <table:table-cell office:value-type="float" office:value="6.208696">
                <text:p>6.208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22">
                <text:p>0.7922</text:p>
              </table:table-cell>
              <table:table-cell office:value-type="float" office:value="1.660977">
                <text:p>1.660977</text:p>
              </table:table-cell>
              <table:table-cell office:value-type="float" office:value="6.017937">
                <text:p>6.0179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1">
                <text:p>0.661</text:p>
              </table:table-cell>
              <table:table-cell office:value-type="float" office:value="1.824048">
                <text:p>1.824048</text:p>
              </table:table-cell>
              <table:table-cell office:value-type="float" office:value="5.486607">
                <text:p>5.486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19">
                <text:p>0.9819</text:p>
              </table:table-cell>
              <table:table-cell office:value-type="float" office:value="1.622811">
                <text:p>1.622811</text:p>
              </table:table-cell>
              <table:table-cell office:value-type="float" office:value="6.061475">
                <text:p>6.061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06">
                <text:p>0.8706</text:p>
              </table:table-cell>
              <table:table-cell office:value-type="float" office:value="1.614061">
                <text:p>1.614061</text:p>
              </table:table-cell>
              <table:table-cell office:value-type="float" office:value="5.702222">
                <text:p>5.70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821">
                <text:p>0.6821</text:p>
              </table:table-cell>
              <table:table-cell office:value-type="float" office:value="1.886093">
                <text:p>1.886093</text:p>
              </table:table-cell>
              <table:table-cell office:value-type="float" office:value="6.38565">
                <text:p>6.38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001">
                <text:p>0.7001</text:p>
              </table:table-cell>
              <table:table-cell office:value-type="float" office:value="1.802066">
                <text:p>1.802066</text:p>
              </table:table-cell>
              <table:table-cell office:value-type="float" office:value="5.815166">
                <text:p>5.815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08">
                <text:p>0.7808</text:p>
              </table:table-cell>
              <table:table-cell office:value-type="float" office:value="1.727159">
                <text:p>1.727159</text:p>
              </table:table-cell>
              <table:table-cell office:value-type="float" office:value="6.363158">
                <text:p>6.363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28">
                <text:p>0.7428</text:p>
              </table:table-cell>
              <table:table-cell office:value-type="float" office:value="1.53151">
                <text:p>1.53151</text:p>
              </table:table-cell>
              <table:table-cell office:value-type="float" office:value="6.168889">
                <text:p>6.16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42">
                <text:p>0.7742</text:p>
              </table:table-cell>
              <table:table-cell office:value-type="float" office:value="1.599011">
                <text:p>1.599011</text:p>
              </table:table-cell>
              <table:table-cell office:value-type="float" office:value="6.518182">
                <text:p>6.518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09">
                <text:p>0.7509</text:p>
              </table:table-cell>
              <table:table-cell office:value-type="float" office:value="1.850273">
                <text:p>1.850273</text:p>
              </table:table-cell>
              <table:table-cell office:value-type="float" office:value="5.725888">
                <text:p>5.725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01">
                <text:p>0.8801</text:p>
              </table:table-cell>
              <table:table-cell office:value-type="float" office:value="1.661899">
                <text:p>1.661899</text:p>
              </table:table-cell>
              <table:table-cell office:value-type="float" office:value="5.950495">
                <text:p>5.950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74">
                <text:p>0.9174</text:p>
              </table:table-cell>
              <table:table-cell office:value-type="float" office:value="1.753806">
                <text:p>1.753806</text:p>
              </table:table-cell>
              <table:table-cell office:value-type="float" office:value="6.008969">
                <text:p>6.008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69">
                <text:p>0.9169</text:p>
              </table:table-cell>
              <table:table-cell office:value-type="float" office:value="1.739178">
                <text:p>1.739178</text:p>
              </table:table-cell>
              <table:table-cell office:value-type="float" office:value="6.20548">
                <text:p>6.20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3">
                <text:p>0.773</text:p>
              </table:table-cell>
              <table:table-cell office:value-type="float" office:value="1.541684">
                <text:p>1.541684</text:p>
              </table:table-cell>
              <table:table-cell office:value-type="float" office:value="6.162791">
                <text:p>6.162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25">
                <text:p>0.8025</text:p>
              </table:table-cell>
              <table:table-cell office:value-type="float" office:value="1.660238">
                <text:p>1.660238</text:p>
              </table:table-cell>
              <table:table-cell office:value-type="float" office:value="5.659389">
                <text:p>5.659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162">
                <text:p>0.9162</text:p>
              </table:table-cell>
              <table:table-cell office:value-type="float" office:value="1.719068">
                <text:p>1.719068</text:p>
              </table:table-cell>
              <table:table-cell office:value-type="float" office:value="5.961373">
                <text:p>5.961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63">
                <text:p>0.5563</text:p>
              </table:table-cell>
              <table:table-cell office:value-type="float" office:value="1.76572">
                <text:p>1.76572</text:p>
              </table:table-cell>
              <table:table-cell office:value-type="float" office:value="6.796537">
                <text:p>6.796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406">
                <text:p>0.6406</text:p>
              </table:table-cell>
              <table:table-cell office:value-type="float" office:value="1.867142">
                <text:p>1.867142</text:p>
              </table:table-cell>
              <table:table-cell office:value-type="float" office:value="7.008811">
                <text:p>7.008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42">
                <text:p>0.9542</text:p>
              </table:table-cell>
              <table:table-cell office:value-type="float" office:value="1.673681">
                <text:p>1.673681</text:p>
              </table:table-cell>
              <table:table-cell office:value-type="float" office:value="5.934783">
                <text:p>5.934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73">
                <text:p>0.773</text:p>
              </table:table-cell>
              <table:table-cell office:value-type="float" office:value="1.511241">
                <text:p>1.511241</text:p>
              </table:table-cell>
              <table:table-cell office:value-type="float" office:value="6.397129">
                <text:p>6.397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22">
                <text:p>0.8222</text:p>
              </table:table-cell>
              <table:table-cell office:value-type="float" office:value="1.691182">
                <text:p>1.691182</text:p>
              </table:table-cell>
              <table:table-cell office:value-type="float" office:value="5.905406">
                <text:p>5.905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6">
                <text:p>0.566</text:p>
              </table:table-cell>
              <table:table-cell office:value-type="float" office:value="1.84292">
                <text:p>1.84292</text:p>
              </table:table-cell>
              <table:table-cell office:value-type="float" office:value="6.042056">
                <text:p>6.042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7">
                <text:p>0.727</text:p>
              </table:table-cell>
              <table:table-cell office:value-type="float" office:value="1.517962">
                <text:p>1.517962</text:p>
              </table:table-cell>
              <table:table-cell office:value-type="float" office:value="5.481482">
                <text:p>5.481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974">
                <text:p>0.8974</text:p>
              </table:table-cell>
              <table:table-cell office:value-type="float" office:value="1.830295">
                <text:p>1.830295</text:p>
              </table:table-cell>
              <table:table-cell office:value-type="float" office:value="6.089362">
                <text:p>6.089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7">
                <text:p>0.9377</text:p>
              </table:table-cell>
              <table:table-cell office:value-type="float" office:value="1.690391">
                <text:p>1.690391</text:p>
              </table:table-cell>
              <table:table-cell office:value-type="float" office:value="5.779167">
                <text:p>5.779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88">
                <text:p>0.8088</text:p>
              </table:table-cell>
              <table:table-cell office:value-type="float" office:value="1.770491">
                <text:p>1.770491</text:p>
              </table:table-cell>
              <table:table-cell office:value-type="float" office:value="6.307693">
                <text:p>6.307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66">
                <text:p>0.8666</text:p>
              </table:table-cell>
              <table:table-cell office:value-type="float" office:value="1.857048">
                <text:p>1.857048</text:p>
              </table:table-cell>
              <table:table-cell office:value-type="float" office:value="5.874372">
                <text:p>5.874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802">
                <text:p>0.6802</text:p>
              </table:table-cell>
              <table:table-cell office:value-type="float" office:value="1.519939">
                <text:p>1.519939</text:p>
              </table:table-cell>
              <table:table-cell office:value-type="float" office:value="5.625616">
                <text:p>5.625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12">
                <text:p>0.7312</text:p>
              </table:table-cell>
              <table:table-cell office:value-type="float" office:value="1.927105">
                <text:p>1.927105</text:p>
              </table:table-cell>
              <table:table-cell office:value-type="float" office:value="5.633333">
                <text:p>5.6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2">
                <text:p>0.772</text:p>
              </table:table-cell>
              <table:table-cell office:value-type="float" office:value="1.7697">
                <text:p>1.7697</text:p>
              </table:table-cell>
              <table:table-cell office:value-type="float" office:value="6.453333">
                <text:p>6.45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29">
                <text:p>0.7229</text:p>
              </table:table-cell>
              <table:table-cell office:value-type="float" office:value="2.183125">
                <text:p>2.183125</text:p>
              </table:table-cell>
              <table:table-cell office:value-type="float" office:value="5.976744">
                <text:p>5.976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3">
                <text:p>0.833</text:p>
              </table:table-cell>
              <table:table-cell office:value-type="float" office:value="1.794634">
                <text:p>1.794634</text:p>
              </table:table-cell>
              <table:table-cell office:value-type="float" office:value="6.160337">
                <text:p>6.160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